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1BEA9B135D1E4ECD.jpg" manifest:media-type="image/jpeg"/>
  <manifest:file-entry manifest:full-path="Pictures/10000000000004EC0000031A038C5CAA0E48EFE8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adornments="Regular"/>
    <style:font-face style:name="Berlin Sans FB1" svg:font-family="'Berlin Sans FB'"/>
    <style:font-face style:name="Mangal" svg:font-family="Mangal"/>
    <style:font-face style:name="Segoe UI1" svg:font-family="'Segoe UI'"/>
    <style:font-face style:name="Segoe UI6" svg:font-family="'Segoe UI'" style:font-adornments="Regular"/>
    <style:font-face style:name="Segoe UI Semibold4" svg:font-family="'Segoe UI Semibold'"/>
    <style:font-face style:name="Times New Roman3" svg:font-family="'Times New Roman'"/>
    <style:font-face style:name="Harrington1" svg:font-family="Harrington" style:font-family-generic="roman"/>
    <style:font-face style:name="Segoe UI8" svg:font-family="'Segoe UI'" style:font-family-generic="roman"/>
    <style:font-face style:name="Arial2" svg:font-family="Arial" style:font-family-generic="swiss"/>
    <style:font-face style:name="Arial1" svg:font-family="Arial" style:font-adornments="Regular" style:font-family-generic="swiss"/>
    <style:font-face style:name="Calibri" svg:font-family="Calibri" style:font-family-generic="swiss"/>
    <style:font-face style:name="Segoe UI4" svg:font-family="'Segoe UI'" style:font-family-generic="swiss"/>
    <style:font-face style:name="Segoe UI2" svg:font-family="'Segoe UI'" style:font-adornments="Regular" style:font-family-generic="swiss"/>
    <style:font-face style:name="Segoe UI Semibold1" svg:font-family="'Segoe UI Semibold'" style:font-adornments="Regular" style:font-family-generic="swiss"/>
    <style:font-face style:name="Times New Roman" svg:font-family="'Times New Roman'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5" svg:font-family="Arial" style:font-adornments="Regular" style:font-family-generic="system"/>
    <style:font-face style:name="Microsoft YaHei2" svg:font-family="'Microsoft YaHei'" style:font-adornments="Regular" style:font-family-generic="system"/>
    <style:font-face style:name="Arial7" svg:font-family="Arial" style:font-pitch="variable"/>
    <style:font-face style:name="Berlin Sans FB" svg:font-family="'Berlin Sans FB'" style:font-pitch="variable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Harrington2" svg:font-family="Harrington" style:font-pitch="variable"/>
    <style:font-face style:name="Microsoft YaHei1" svg:font-family="'Microsoft YaHei'" style:font-pitch="variable"/>
    <style:font-face style:name="Segoe UI7" svg:font-family="'Segoe UI'" style:font-pitch="variable"/>
    <style:font-face style:name="Times New Roman2" svg:font-family="'Times New Roman'" style:font-pitch="variable"/>
    <style:font-face style:name="Verdana3" svg:font-family="Verdana" style:font-pitch="variable"/>
    <style:font-face style:name="Gabriola" svg:font-family="Gabriola" style:font-family-generic="decorative" style:font-pitch="variable"/>
    <style:font-face style:name="Segoe UI Semibold3" svg:font-family="'Segoe UI Semibold'" style:font-family-generic="decorative" style:font-pitch="variable"/>
    <style:font-face style:name="Arial3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Berlin Sans FB2" svg:font-family="'Berlin Sans FB'" style:font-family-generic="swiss" style:font-pitch="variable"/>
    <style:font-face style:name="Calibri2" svg:font-family="Calibri" style:font-family-generic="swiss" style:font-pitch="variable"/>
    <style:font-face style:name="Harrington3" svg:font-family="Harrington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3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2" svg:font-family="'Segoe UI Semibold'" style:font-adornments="Regular" style:font-family-generic="swiss" style:font-pitch="variable"/>
    <style:font-face style:name="Trebuchet MS1" svg:font-family="'Trebuchet MS'" style:font-family-generic="swiss" style:font-pitch="variable"/>
    <style:font-face style:name="Verdana2" svg:font-family="Verdana" style:font-family-generic="swiss" style:font-pitch="variable"/>
    <style:font-face style:name="Arial6" svg:font-family="Arial" style:font-family-generic="system" style:font-pitch="variable"/>
    <style:font-face style:name="Arial8" svg:font-family="Arial" style:font-adornments="Regular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3" svg:font-family="'Microsoft YaHei'" style:font-adornments="Regular" style:font-family-generic="system" style:font-pitch="variable"/>
    <style:font-face style:name="Segoe UI5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bitmap" draw:fill-image-name="Bitmap_20_10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6.758cm"/>
    </style:style>
    <style:style style:name="gr5" style:family="graphic" style:parent-style-name="standard">
      <style:graphic-properties draw:stroke="none" draw:fill="none" fo:min-height="2.798cm"/>
    </style:style>
    <style:style style:name="gr6" style:family="graphic" style:parent-style-name="standard" style:list-style-name="L1">
      <style:graphic-properties draw:stroke="none" draw:fill="none" fo:min-height="8.894cm"/>
    </style:style>
    <style:style style:name="gr7" style:family="graphic" style:parent-style-name="standard" style:list-style-name="L1">
      <style:graphic-properties draw:stroke="none" draw:fill="none" fo:min-height="3.306cm"/>
    </style:style>
    <style:style style:name="gr8" style:family="graphic" style:parent-style-name="standard" style:list-style-name="L1">
      <style:graphic-properties draw:stroke="none" draw:fill="none" fo:min-height="4.83cm"/>
    </style:style>
    <style:style style:name="gr9" style:family="graphic" style:parent-style-name="standard" style:list-style-name="L1">
      <style:graphic-properties draw:stroke="none" draw:fill="none" fo:min-height="2.544cm"/>
    </style:style>
    <style:style style:name="gr10" style:family="graphic" style:parent-style-name="standard" style:list-style-name="L1">
      <style:graphic-properties draw:stroke="none" draw:fill="none" fo:min-height="2.544cm"/>
    </style:style>
    <style:style style:name="gr11" style:family="graphic" style:parent-style-name="standard" style:list-style-name="L1">
      <style:graphic-properties draw:stroke="none" draw:fill="none" fo:min-height="2.544cm"/>
    </style:style>
    <style:style style:name="gr12" style:family="graphic" style:parent-style-name="standard" style:list-style-name="L1">
      <style:graphic-properties draw:stroke="none" draw:fill="none" fo:min-height="2.544cm"/>
    </style:style>
    <style:style style:name="gr13" style:family="graphic" style:parent-style-name="standard" style:list-style-name="L1">
      <style:graphic-properties draw:stroke="none" draw:fill="none" fo:min-height="2.544cm"/>
    </style:style>
    <style:style style:name="gr14" style:family="graphic" style:parent-style-name="standard" style:list-style-name="L1">
      <style:graphic-properties draw:stroke="none" draw:fill="none" fo:min-height="2.544cm"/>
    </style:style>
    <style:style style:name="gr15" style:family="graphic" style:parent-style-name="standard" style:list-style-name="L1">
      <style:graphic-properties draw:stroke="none" draw:fill="none" fo:min-height="2.544cm"/>
    </style:style>
    <style:style style:name="gr16" style:family="graphic" style:parent-style-name="standard" style:list-style-name="L1">
      <style:graphic-properties draw:stroke="none" draw:fill="none" fo:min-height="2.544cm"/>
    </style:style>
    <style:style style:name="gr17" style:family="graphic" style:parent-style-name="standard" style:list-style-name="L1">
      <style:graphic-properties draw:stroke="none" draw:fill="none" fo:min-height="2.544cm"/>
    </style:style>
    <style:style style:name="gr18" style:family="graphic" style:parent-style-name="standard" style:list-style-name="L1">
      <style:graphic-properties draw:stroke="none" draw:fill="none" fo:min-height="2.544cm"/>
    </style:style>
    <style:style style:name="gr19" style:family="graphic" style:parent-style-name="standard" style:list-style-name="L1">
      <style:graphic-properties draw:stroke="none" draw:fill="none" fo:min-height="2.544cm"/>
    </style:style>
    <style:style style:name="gr20" style:family="graphic" style:parent-style-name="standard" style:list-style-name="L1">
      <style:graphic-properties draw:stroke="none" draw:fill="none" fo:min-height="5.031cm"/>
    </style:style>
    <style:style style:name="gr21" style:family="graphic" style:parent-style-name="standard" style:list-style-name="L1">
      <style:graphic-properties draw:stroke="none" draw:fill="none" fo:min-height="5.031cm"/>
    </style:style>
    <style:style style:name="gr22" style:family="graphic" style:parent-style-name="standard" style:list-style-name="L1">
      <style:graphic-properties draw:stroke="none" draw:fill="none" fo:min-height="6.013cm"/>
    </style:style>
    <style:style style:name="gr23" style:family="graphic" style:parent-style-name="standard" style:list-style-name="L1">
      <style:graphic-properties draw:stroke="none" draw:fill="none" fo:min-height="5.031cm"/>
    </style:style>
    <style:style style:name="gr24" style:family="graphic" style:parent-style-name="standard" style:list-style-name="L1">
      <style:graphic-properties draw:stroke="none" draw:fill="none" fo:min-height="4.741cm"/>
    </style:style>
    <style:style style:name="gr25" style:family="graphic" style:parent-style-name="standard" style:list-style-name="L1">
      <style:graphic-properties draw:stroke="none" draw:fill="none" fo:min-height="2.455cm"/>
    </style:style>
    <style:style style:name="gr26" style:family="graphic" style:parent-style-name="standard" style:list-style-name="L1">
      <style:graphic-properties draw:stroke="none" draw:fill="none" fo:min-height="1.947cm"/>
    </style:style>
    <style:style style:name="gr27" style:family="graphic" style:parent-style-name="standard" style:list-style-name="L1">
      <style:graphic-properties draw:stroke="none" draw:fill="none" fo:min-height="11.592cm"/>
    </style:style>
    <style:style style:name="gr28" style:family="graphic" style:parent-style-name="standard" style:list-style-name="L1">
      <style:graphic-properties draw:stroke="none" draw:fill="none" fo:min-height="6.608cm"/>
    </style:style>
    <style:style style:name="gr29" style:family="graphic" style:parent-style-name="standard" style:list-style-name="L1">
      <style:graphic-properties draw:stroke="none" draw:fill="none" fo:min-height="4.576cm"/>
    </style:style>
    <style:style style:name="gr30" style:family="graphic" style:parent-style-name="standard" style:list-style-name="L1">
      <style:graphic-properties draw:stroke="none" draw:fill="none" fo:min-height="4.576cm"/>
    </style:style>
    <style:style style:name="gr31" style:family="graphic" style:parent-style-name="standard" style:list-style-name="L1">
      <style:graphic-properties draw:stroke="none" draw:fill="none" fo:min-height="2.036cm"/>
    </style:style>
    <style:style style:name="gr32" style:family="graphic" style:parent-style-name="standard" style:list-style-name="L1">
      <style:graphic-properties draw:stroke="none" draw:fill="none" fo:min-height="2.036cm"/>
    </style:style>
    <style:style style:name="gr33" style:family="graphic" style:parent-style-name="standard" style:list-style-name="L1">
      <style:graphic-properties draw:stroke="none" draw:fill="none" fo:min-height="2.036cm"/>
    </style:style>
    <style:style style:name="gr34" style:family="graphic" style:parent-style-name="standard" style:list-style-name="L1">
      <style:graphic-properties draw:stroke="none" draw:fill="none" fo:min-height="2.036cm"/>
    </style:style>
    <style:style style:name="gr35" style:family="graphic" style:parent-style-name="standard" style:list-style-name="L1">
      <style:graphic-properties draw:stroke="none" draw:fill="none" fo:min-height="2.036cm"/>
    </style:style>
    <style:style style:name="gr36" style:family="graphic" style:parent-style-name="standard" style:list-style-name="L1">
      <style:graphic-properties draw:stroke="none" draw:fill="none" fo:min-height="2.036cm"/>
    </style:style>
    <style:style style:name="gr37" style:family="graphic" style:parent-style-name="standard" style:list-style-name="L1">
      <style:graphic-properties draw:stroke="none" draw:fill="none" fo:min-height="2.036cm"/>
    </style:style>
    <style:style style:name="gr38" style:family="graphic" style:parent-style-name="standard" style:list-style-name="L1">
      <style:graphic-properties draw:stroke="none" draw:fill="none" fo:min-height="2.036cm"/>
    </style:style>
    <style:style style:name="gr39" style:family="graphic" style:parent-style-name="standard" style:list-style-name="L1">
      <style:graphic-properties draw:stroke="none" draw:fill="none" fo:min-height="2.036cm"/>
    </style:style>
    <style:style style:name="gr40" style:family="graphic" style:parent-style-name="standard" style:list-style-name="L1">
      <style:graphic-properties draw:stroke="none" draw:fill="none" fo:min-height="2.036cm"/>
    </style:style>
    <style:style style:name="gr41" style:family="graphic" style:parent-style-name="standard" style:list-style-name="L1">
      <style:graphic-properties draw:stroke="none" draw:fill="none" fo:min-height="2.036cm"/>
    </style:style>
    <style:style style:name="gr42" style:family="graphic" style:parent-style-name="standard" style:list-style-name="L1">
      <style:graphic-properties draw:stroke="none" draw:fill="none" fo:min-height="2.036cm"/>
    </style:style>
    <style:style style:name="gr43" style:family="graphic" style:parent-style-name="standard" style:list-style-name="L1">
      <style:graphic-properties draw:stroke="none" draw:fill="none" fo:min-height="2.036cm"/>
    </style:style>
    <style:style style:name="gr44" style:family="graphic" style:parent-style-name="standard" style:list-style-name="L1">
      <style:graphic-properties draw:stroke="none" draw:fill="none" fo:min-height="2.036cm"/>
    </style:style>
    <style:style style:name="gr45" style:family="graphic" style:parent-style-name="standard" style:list-style-name="L1">
      <style:graphic-properties draw:stroke="none" draw:fill="none" fo:min-height="2.036cm"/>
    </style:style>
    <style:style style:name="gr46" style:family="graphic" style:parent-style-name="standard" style:list-style-name="L1">
      <style:graphic-properties draw:stroke="none" draw:fill="none" fo:min-height="2.036cm"/>
    </style:style>
    <style:style style:name="gr47" style:family="graphic" style:parent-style-name="standard" style:list-style-name="L1">
      <style:graphic-properties draw:stroke="none" draw:fill="none" fo:min-height="2.036cm"/>
    </style:style>
    <style:style style:name="gr48" style:family="graphic" style:parent-style-name="standard" style:list-style-name="L1">
      <style:graphic-properties draw:stroke="none" draw:fill="none" fo:min-height="2.036cm"/>
    </style:style>
    <style:style style:name="gr49" style:family="graphic" style:parent-style-name="standard" style:list-style-name="L1">
      <style:graphic-properties draw:stroke="none" draw:fill="none" fo:min-height="2.036cm"/>
    </style:style>
    <style:style style:name="gr50" style:family="graphic" style:parent-style-name="standard" style:list-style-name="L1">
      <style:graphic-properties draw:stroke="none" draw:fill="none" fo:min-height="2.036cm"/>
    </style:style>
    <style:style style:name="gr51" style:family="graphic" style:parent-style-name="standard" style:list-style-name="L1">
      <style:graphic-properties draw:stroke="none" draw:fill="none" fo:min-height="2.036cm"/>
    </style:style>
    <style:style style:name="gr52" style:family="graphic" style:parent-style-name="standard" style:list-style-name="L1">
      <style:graphic-properties draw:stroke="none" draw:fill="none" fo:min-height="2.036cm"/>
    </style:style>
    <style:style style:name="gr53" style:family="graphic" style:parent-style-name="standard" style:list-style-name="L1">
      <style:graphic-properties draw:stroke="none" draw:fill="none" fo:min-height="4.83cm"/>
    </style:style>
    <style:style style:name="gr54" style:family="graphic" style:parent-style-name="standard" style:list-style-name="L1">
      <style:graphic-properties draw:stroke="none" draw:fill="none" fo:min-height="7.624cm"/>
    </style:style>
    <style:style style:name="gr55" style:family="graphic" style:parent-style-name="standard" style:list-style-name="L1">
      <style:graphic-properties draw:stroke="none" draw:fill="none" fo:min-height="2.036cm"/>
    </style:style>
    <style:style style:name="gr56" style:family="graphic" style:parent-style-name="standard" style:list-style-name="L1">
      <style:graphic-properties draw:stroke="none" draw:fill="none" fo:min-height="2.036cm"/>
    </style:style>
    <style:style style:name="gr57" style:family="graphic" style:parent-style-name="standard" style:list-style-name="L1">
      <style:graphic-properties draw:stroke="none" draw:fill="none" fo:min-height="2.036cm"/>
    </style:style>
    <style:style style:name="gr58" style:family="graphic" style:parent-style-name="standard" style:list-style-name="L1">
      <style:graphic-properties draw:stroke="none" draw:fill="none" fo:min-height="2.036cm"/>
    </style:style>
    <style:style style:name="gr59" style:family="graphic" style:parent-style-name="standard" style:list-style-name="L1">
      <style:graphic-properties draw:stroke="none" draw:fill="none" fo:min-height="2.036cm"/>
    </style:style>
    <style:style style:name="gr60" style:family="graphic" style:parent-style-name="standard" style:list-style-name="L1">
      <style:graphic-properties draw:stroke="none" draw:fill="none" fo:min-height="2.036cm"/>
    </style:style>
    <style:style style:name="gr61" style:family="graphic" style:parent-style-name="standard" style:list-style-name="L1">
      <style:graphic-properties draw:stroke="none" draw:fill="none" fo:min-height="2.036cm"/>
    </style:style>
    <style:style style:name="gr62" style:family="graphic" style:parent-style-name="standard" style:list-style-name="L1">
      <style:graphic-properties draw:stroke="none" draw:fill="none" fo:min-height="2.036cm"/>
    </style:style>
    <style:style style:name="gr63" style:family="graphic" style:parent-style-name="standard" style:list-style-name="L1">
      <style:graphic-properties draw:stroke="none" draw:fill="none" fo:min-height="2.036cm"/>
    </style:style>
    <style:style style:name="gr64" style:family="graphic" style:parent-style-name="standard" style:list-style-name="L1">
      <style:graphic-properties draw:stroke="none" draw:fill="none" fo:min-height="2.036cm"/>
    </style:style>
    <style:style style:name="gr65" style:family="graphic" style:parent-style-name="standard" style:list-style-name="L1">
      <style:graphic-properties draw:stroke="none" draw:fill="none" fo:min-height="2.036cm"/>
    </style:style>
    <style:style style:name="gr66" style:family="graphic" style:parent-style-name="standard" style:list-style-name="L1">
      <style:graphic-properties draw:stroke="none" draw:fill="none" fo:min-height="2.036cm"/>
    </style:style>
    <style:style style:name="gr67" style:family="graphic" style:parent-style-name="standard" style:list-style-name="L1">
      <style:graphic-properties draw:stroke="none" draw:fill="none" fo:min-height="2.036cm"/>
    </style:style>
    <style:style style:name="gr68" style:family="graphic" style:parent-style-name="standard" style:list-style-name="L1">
      <style:graphic-properties draw:stroke="none" draw:fill="none" fo:min-height="2.036cm"/>
    </style:style>
    <style:style style:name="gr69" style:family="graphic" style:parent-style-name="standard" style:list-style-name="L1">
      <style:graphic-properties draw:stroke="none" draw:fill="none" fo:min-height="2.036cm"/>
    </style:style>
    <style:style style:name="gr70" style:family="graphic" style:parent-style-name="standard" style:list-style-name="L1">
      <style:graphic-properties draw:stroke="none" draw:fill="none" fo:min-height="2.036cm"/>
    </style:style>
    <style:style style:name="gr71" style:family="graphic" style:parent-style-name="standard" style:list-style-name="L1">
      <style:graphic-properties draw:stroke="none" draw:fill="none" fo:min-height="2.036cm"/>
    </style:style>
    <style:style style:name="gr72" style:family="graphic" style:parent-style-name="standard" style:list-style-name="L1">
      <style:graphic-properties draw:stroke="none" draw:fill="none" fo:min-height="2.036cm"/>
    </style:style>
    <style:style style:name="gr73" style:family="graphic" style:parent-style-name="standard" style:list-style-name="L1">
      <style:graphic-properties draw:stroke="none" draw:fill="none" fo:min-height="2.036cm"/>
    </style:style>
    <style:style style:name="gr74" style:family="graphic" style:parent-style-name="standard" style:list-style-name="L1">
      <style:graphic-properties draw:stroke="none" draw:fill="none" fo:min-height="2.036cm"/>
    </style:style>
    <style:style style:name="gr75" style:family="graphic" style:parent-style-name="standard" style:list-style-name="L1">
      <style:graphic-properties draw:stroke="none" draw:fill="none" fo:min-height="2.036cm"/>
    </style:style>
    <style:style style:name="gr76" style:family="graphic" style:parent-style-name="standard" style:list-style-name="L1">
      <style:graphic-properties draw:stroke="none" draw:fill="none" fo:min-height="2.036cm"/>
    </style:style>
    <style:style style:name="gr77" style:family="graphic" style:parent-style-name="standard" style:list-style-name="L1">
      <style:graphic-properties draw:stroke="none" draw:fill="none" fo:min-height="2.036cm"/>
    </style:style>
    <style:style style:name="gr78" style:family="graphic" style:parent-style-name="standard" style:list-style-name="L1">
      <style:graphic-properties draw:stroke="none" draw:fill="none" fo:min-height="2.036cm"/>
    </style:style>
    <style:style style:name="gr79" style:family="graphic" style:parent-style-name="standard" style:list-style-name="L1">
      <style:graphic-properties draw:stroke="none" draw:fill="none" fo:min-height="2.036cm"/>
    </style:style>
    <style:style style:name="gr80" style:family="graphic" style:parent-style-name="standard" style:list-style-name="L1">
      <style:graphic-properties draw:stroke="none" draw:fill="none" fo:min-height="2.036cm"/>
    </style:style>
    <style:style style:name="gr81" style:family="graphic" style:parent-style-name="standard" style:list-style-name="L1">
      <style:graphic-properties draw:stroke="none" draw:fill="none" fo:min-height="2.036cm"/>
    </style:style>
    <style:style style:name="gr82" style:family="graphic" style:parent-style-name="standard" style:list-style-name="L1">
      <style:graphic-properties draw:stroke="none" draw:fill="none" fo:min-height="2.036cm"/>
    </style:style>
    <style:style style:name="gr83" style:family="graphic" style:parent-style-name="standard" style:list-style-name="L1">
      <style:graphic-properties draw:stroke="none" draw:fill="none" fo:min-height="4.068cm"/>
    </style:style>
    <style:style style:name="gr84" style:family="graphic" style:parent-style-name="standard" style:list-style-name="L1">
      <style:graphic-properties draw:stroke="none" draw:fill="none" fo:min-height="4.068cm"/>
    </style:style>
    <style:style style:name="pr1" style:family="presentation" style:parent-style-name="Default94-notes">
      <style:graphic-properties draw:fill-color="#ffffff" draw:auto-grow-height="true" fo:min-height="12.572cm"/>
    </style:style>
    <style:style style:name="pr2" style:family="presentation" style:parent-style-name="Default94-title">
      <style:graphic-properties fo:min-height="2.629cm"/>
    </style:style>
    <style:style style:name="pr3" style:family="presentation" style:parent-style-name="Default94-outline1">
      <style:graphic-properties fo:min-height="8.884cm"/>
    </style:style>
    <style:style style:name="pr4" style:family="presentation" style:parent-style-name="Default94-notes">
      <style:graphic-properties draw:fill-color="#ffffff" fo:min-height="12.572cm"/>
    </style:style>
    <style:style style:name="P1" style:family="paragraph">
      <loext:graphic-properties draw:fill="solid" draw:fill-color="#5b277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</style:style>
    <style:style style:name="P9" style:family="paragraph">
      <style:paragraph-properties fo:margin-left="0.635cm" fo:margin-right="0cm" fo:margin-top="0cm" fo:margin-bottom="0cm" fo:line-height="100%" fo:text-align="start" fo:text-indent="-0.635cm" style:text-autospace="non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</style:style>
    <style:style style:name="P11" style:family="paragraph">
      <loext:graphic-properties draw:fill="none"/>
      <style:paragraph-properties fo:margin-left="0.635cm" fo:margin-right="0cm" fo:margin-top="0cm" fo:margin-bottom="0cm" fo:line-height="100%" fo:text-align="start" fo:text-indent="-0.635cm" style:text-autospace="none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4" style:family="paragraph">
      <style:paragraph-properties fo:margin-left="0.635cm" fo:margin-right="0cm" fo:margin-top="0cm" fo:margin-bottom="0cm" fo:line-height="100%" fo:text-align="center" fo:text-indent="-0.635cm" style:text-autospace="none"/>
    </style:style>
    <style:style style:name="P15" style:family="paragraph">
      <loext:graphic-properties draw:fill="none"/>
      <style:paragraph-properties fo:margin-left="0.635cm" fo:margin-right="0cm" fo:margin-top="0cm" fo:margin-bottom="0cm" fo:line-height="100%" fo:text-align="center" fo:text-indent="-0.635cm" style:text-autospace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</style:tab-stops>
      </style:paragraph-properties>
    </style:style>
    <style:style style:name="P19" style:family="paragraph">
      <style:paragraph-properties fo:margin-left="0.635cm" fo:margin-right="0cm" fo:margin-top="0cm" fo:margin-bottom="0cm" fo:line-height="100%" fo:text-align="start" fo:text-indent="-0.635cm" style:text-autospace="none">
        <style:tab-stops>
          <style:tab-stop style:position="0cm"/>
        </style:tab-stops>
      </style:paragraph-properties>
    </style:style>
    <style:style style:name="P20" style:family="paragraph">
      <style:paragraph-properties fo:margin-left="0.635cm" fo:margin-right="0cm" fo:margin-top="0cm" fo:margin-bottom="0cm" fo:line-height="100%" fo:text-align="start" fo:text-indent="-0.61cm" style:text-autospace="none">
        <style:tab-stops>
          <style:tab-stop style:position="0cm"/>
        </style:tab-stops>
      </style:paragraph-properties>
    </style:style>
    <style:style style:name="P21" style:family="paragraph">
      <style:paragraph-properties fo:margin-left="0.635cm" fo:margin-right="0cm" fo:margin-top="0cm" fo:margin-bottom="0cm" fo:line-height="100%" fo:text-align="start" fo:text-indent="-0.61cm" style:text-autospace="none">
        <style:tab-stops>
          <style:tab-stop style:position="0cm"/>
        </style:tab-stops>
      </style:paragraph-properties>
      <style:text-properties style:text-underline-style="non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</style:tab-stops>
      </style:paragraph-properties>
      <style:text-properties style:text-underline-style="non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</style:tab-stops>
      </style:paragraph-properties>
      <style:text-properties style:text-underline-style="non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style:text-underline-style="non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style:text-underline-style="none"/>
    </style:style>
    <style:style style:name="P26" style:family="paragraph">
      <style:paragraph-properties fo:margin-left="0.635cm" fo:margin-right="0cm" fo:margin-top="0cm" fo:margin-bottom="0cm" fo:line-height="100%" fo:text-align="start" fo:text-indent="-0.61cm" style:text-autospace="none">
        <style:tab-stops/>
      </style:paragraph-properties>
      <style:text-properties style:text-underline-style="none"/>
    </style:style>
    <style:style style:name="P27" style:family="paragraph">
      <loext:graphic-properties draw:fill="none"/>
      <style:paragraph-properties fo:margin-left="0.635cm" fo:margin-right="0cm" fo:margin-top="0cm" fo:margin-bottom="0cm" fo:line-height="100%" fo:text-align="start" fo:text-indent="-0.61cm" style:text-autospace="none">
        <style:tab-stops/>
      </style:paragraph-properties>
      <style:text-properties style:text-underline-style="none"/>
    </style:style>
    <style:style style:name="P28" style:family="paragraph">
      <style:paragraph-properties fo:margin-left="0.635cm" fo:margin-right="0cm" fo:margin-top="0cm" fo:margin-bottom="0cm" fo:line-height="100%" fo:text-align="center" fo:text-indent="-0.61cm" style:text-autospace="none">
        <style:tab-stops/>
      </style:paragraph-properties>
      <style:text-properties style:text-underline-style="none"/>
    </style:style>
    <style:style style:name="P29" style:family="paragraph">
      <loext:graphic-properties draw:fill="none"/>
      <style:paragraph-properties fo:margin-left="0.635cm" fo:margin-right="0cm" fo:margin-top="0cm" fo:margin-bottom="0cm" fo:line-height="100%" fo:text-align="center" fo:text-indent="-0.61cm" style:text-autospace="none">
        <style:tab-stops/>
      </style:paragraph-properties>
      <style:text-properties style:text-underline-style="none"/>
    </style:style>
    <style:style style:name="P30" style:family="paragraph">
      <style:paragraph-properties fo:margin-left="0.635cm" fo:margin-right="0cm" fo:margin-top="0cm" fo:margin-bottom="0cm" fo:line-height="100%" fo:text-align="center" fo:text-indent="0cm" style:text-autospace="none">
        <style:tab-stops/>
      </style:paragraph-properties>
      <style:text-properties style:text-underline-style="none"/>
    </style:style>
    <style:style style:name="P31" style:family="paragraph">
      <style:paragraph-properties fo:margin-left="0.635cm" fo:margin-right="0cm" fo:margin-top="0cm" fo:margin-bottom="0cm" fo:line-height="100%" fo:text-align="center" fo:text-indent="-0.635cm" style:text-autospace="none">
        <style:tab-stops/>
      </style:paragraph-properties>
      <style:text-properties style:text-underline-style="none"/>
    </style:style>
    <style:style style:name="P32" style:family="paragraph">
      <style:paragraph-properties fo:margin-left="0.635cm" fo:margin-right="0cm" fo:margin-top="0cm" fo:margin-bottom="0cm" fo:line-height="100%" fo:text-align="start" fo:text-indent="-0.635cm" style:text-autospace="none">
        <style:tab-stops/>
      </style:paragraph-properties>
      <style:text-properties style:text-underline-style="none"/>
    </style:style>
    <style:style style:name="P33" style:family="paragraph">
      <loext:graphic-properties draw:fill="none"/>
      <style:paragraph-properties fo:margin-left="0.635cm" fo:margin-right="0cm" fo:margin-top="0cm" fo:margin-bottom="0cm" fo:line-height="100%" fo:text-align="center" fo:text-indent="0cm" style:text-autospace="none">
        <style:tab-stops/>
      </style:paragraph-properties>
      <style:text-properties style:text-underline-style="none"/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none">
        <style:tab-stops/>
      </style:paragraph-properties>
      <style:text-properties style:text-underline-style="none"/>
    </style:style>
    <style:style style:name="P35" style:family="paragraph">
      <style:paragraph-properties fo:margin-left="0.635cm" fo:margin-right="0cm" fo:margin-top="0cm" fo:margin-bottom="0cm" fo:line-height="100%" fo:text-align="start" fo:text-indent="0cm" style:text-autospace="none">
        <style:tab-stops/>
      </style:paragraph-properties>
      <style:text-properties style:text-underline-style="non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>
        <style:tab-stops/>
      </style:paragraph-properties>
      <style:text-properties style:text-underline-style="none"/>
    </style:style>
    <style:style style:name="P37" style:family="paragraph">
      <style:paragraph-properties fo:margin-left="0.635cm" fo:margin-right="0cm" fo:margin-top="0cm" fo:margin-bottom="0cm" fo:line-height="100%" fo:text-align="center" fo:text-indent="-0.61cm" style:text-autospace="none">
        <style:tab-stops/>
      </style:paragraph-properties>
      <style:text-properties fo:font-style="normal" style:text-underline-style="none" style:font-style-asian="normal" style:font-style-complex="normal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>
        <style:tab-stops/>
      </style:paragraph-properties>
      <style:text-properties fo:font-style="normal" style:text-underline-style="none" style:font-style-asian="normal" style:font-style-complex="normal"/>
    </style:style>
    <style:style style:name="P39" style:family="paragraph">
      <style:paragraph-properties fo:text-align="center"/>
      <style:text-properties fo:font-size="28pt"/>
    </style:style>
    <style:style style:name="P40" style:family="paragraph">
      <style:paragraph-properties fo:margin-left="0.635cm" fo:margin-right="0cm" fo:margin-top="0cm" fo:margin-bottom="0cm" fo:line-height="100%" fo:text-align="start" fo:text-indent="-0.61cm" style:text-autospace="none">
        <style:tab-stops/>
      </style:paragraph-properties>
      <style:text-properties fo:font-size="18pt" style:text-underline-style="none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fo:font-size="18pt" style:text-underline-style="none"/>
    </style:style>
    <style:style style:name="P42" style:family="paragraph">
      <loext:graphic-properties draw:fill="none"/>
      <style:paragraph-properties fo:margin-left="0.635cm" fo:margin-right="0cm" fo:margin-top="0cm" fo:margin-bottom="0cm" fo:line-height="100%" fo:text-align="start" fo:text-indent="-0.61cm" style:text-autospace="none">
        <style:tab-stops/>
      </style:paragraph-properties>
      <style:text-properties fo:font-size="18pt" style:text-underline-style="none"/>
    </style:style>
    <style:style style:name="P43" style:family="paragraph">
      <style:paragraph-properties fo:margin-left="0.635cm" fo:margin-right="0cm" fo:margin-top="0cm" fo:margin-bottom="0cm" fo:line-height="100%" fo:text-align="center" fo:text-indent="-0.61cm" style:text-autospace="none">
        <style:tab-stops/>
      </style:paragraph-properties>
      <style:text-properties fo:font-size="18pt" style:text-underline-style="none"/>
    </style:style>
    <style:style style:name="P44" style:family="paragraph">
      <style:paragraph-properties fo:margin-left="0.635cm" fo:margin-right="0cm" fo:margin-top="0cm" fo:margin-bottom="0cm" fo:line-height="100%" fo:text-align="start" fo:text-indent="-0.635cm" style:text-autospace="none">
        <style:tab-stops/>
      </style:paragraph-properties>
      <style:text-properties fo:font-size="18pt" style:text-underline-style="none"/>
    </style:style>
    <style:style style:name="P45" style:family="paragraph">
      <style:paragraph-properties fo:margin-left="0.635cm" fo:margin-right="0cm" fo:margin-top="0cm" fo:margin-bottom="0cm" fo:line-height="100%" fo:text-align="center" fo:text-indent="-0.61cm" style:text-autospace="none">
        <style:tab-stops/>
      </style:paragraph-properties>
      <style:text-properties fo:font-size="18pt" fo:text-shadow="none" style:text-underline-style="none"/>
    </style:style>
    <style:style style:name="P46" style:family="paragraph">
      <loext:graphic-properties draw:fill="none"/>
      <style:paragraph-properties fo:margin-left="0.635cm" fo:margin-right="0cm" fo:margin-top="0cm" fo:margin-bottom="0cm" fo:line-height="100%" fo:text-align="start" fo:text-indent="-0.61cm" style:text-autospace="none">
        <style:tab-stops/>
      </style:paragraph-properties>
      <style:text-properties fo:font-size="18pt" fo:text-shadow="none" style:text-underline-style="none"/>
    </style:style>
    <style:style style:name="P47" style:family="paragraph">
      <style:paragraph-properties fo:margin-left="0.635cm" fo:margin-right="0cm" fo:margin-top="0cm" fo:margin-bottom="0cm" fo:line-height="100%" fo:text-align="start" fo:text-indent="-0.61cm" style:text-autospace="none" style:writing-mode="lr-tb">
        <style:tab-stops/>
      </style:paragraph-properties>
      <style:text-properties fo:font-size="18pt" fo:text-shadow="none" style:text-underline-style="none"/>
    </style:style>
    <style:style style:name="P48" style:family="paragraph">
      <style:paragraph-properties fo:margin-left="0.635cm" fo:margin-right="0cm" fo:margin-top="0cm" fo:margin-bottom="0cm" fo:line-height="100%" fo:text-align="start" fo:text-indent="-0.61cm" style:text-autospace="none">
        <style:tab-stops/>
      </style:paragraph-properties>
      <style:text-properties fo:font-size="18pt" fo:text-shadow="none" style:text-underline-style="none"/>
    </style:style>
    <style:style style:name="P49" style:family="paragraph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19.05cm" style:type="right"/>
        </style:tab-stops>
      </style:paragraph-properties>
      <style:text-properties fo:font-size="18pt" fo:text-shadow="none" style:text-underline-style="none"/>
    </style:style>
    <style:style style:name="P50" style:family="paragraph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19.05cm" style:type="right"/>
        </style:tab-stops>
      </style:paragraph-properties>
      <style:text-properties style:font-name="Segoe UI Semibold" fo:font-size="18pt" fo:text-shadow="none" style:text-underline-style="none" fo:font-weight="normal" style:font-weight-asian="normal" style:font-weight-complex="normal"/>
    </style:style>
    <style:style style:name="P51" style:family="paragraph">
      <loext:graphic-properties draw:fill="none"/>
      <style:paragraph-properties fo:margin-left="0.635cm" fo:margin-right="0cm" fo:margin-top="0cm" fo:margin-bottom="0cm" fo:line-height="100%" fo:text-align="start" fo:text-indent="-0.61cm" style:text-autospace="none">
        <style:tab-stops/>
      </style:paragraph-properties>
      <style:text-properties style:font-name="Segoe UI Semibold" fo:font-size="18pt" fo:text-shadow="none" style:text-underline-style="none" fo:font-weight="normal" style:font-weight-asian="normal" style:font-weight-complex="normal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19.05cm" style:type="right"/>
        </style:tab-stops>
      </style:paragraph-properties>
      <style:text-properties style:font-name="Segoe UI Semibold" fo:font-size="18pt" fo:text-shadow="none" style:text-underline-style="none" fo:font-weight="normal" style:font-weight-asian="normal" style:font-weight-complex="normal"/>
    </style:style>
    <style:style style:name="P53" style:family="paragraph">
      <style:paragraph-properties fo:margin-left="0.635cm" fo:margin-right="0cm" fo:margin-top="0cm" fo:margin-bottom="0cm" fo:line-height="100%" fo:text-align="start" fo:text-indent="-0.635cm" style:text-autospace="none" style:writing-mode="lr-tb">
        <style:tab-stops>
          <style:tab-stop style:position="19.05cm" style:type="right"/>
        </style:tab-stops>
      </style:paragraph-properties>
      <style:text-properties style:font-name="Segoe UI Semibold" fo:font-size="18pt" fo:text-shadow="none" style:text-underline-style="none" fo:font-weight="normal" style:font-weight-asian="normal" style:font-weight-complex="normal"/>
    </style:style>
    <style:style style:name="P54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19.05cm" style:type="right"/>
        </style:tab-stops>
      </style:paragraph-properties>
      <style:text-properties style:font-name="Segoe UI Semibold" fo:font-size="18pt" fo:text-shadow="none" style:text-underline-style="none" fo:font-weight="normal" style:font-weight-asian="normal" style:font-weight-complex="normal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19.05cm" style:type="right"/>
        </style:tab-stops>
      </style:paragraph-properties>
      <style:text-properties style:font-name="Segoe UI Semibold" fo:font-size="18pt" fo:text-shadow="none" style:text-underline-style="none" fo:font-weight="normal" style:font-weight-asian="normal" style:font-weight-complex="normal"/>
    </style:style>
    <style:style style:name="P56" style:family="paragraph">
      <style:paragraph-properties fo:margin-left="0cm" fo:margin-right="0cm" fo:margin-top="0cm" fo:margin-bottom="0cm" fo:line-height="150%" fo:text-align="start" fo:text-indent="0cm" style:text-autospace="none" style:writing-mode="lr-tb">
        <style:tab-stops>
          <style:tab-stop style:position="19.05cm" style:type="right"/>
        </style:tab-stops>
      </style:paragraph-properties>
      <style:text-properties style:font-name="Segoe UI Semibold" fo:font-size="18pt" fo:text-shadow="none" style:text-underline-style="none" fo:font-weight="normal" style:font-weight-asian="normal" style:font-weight-complex="normal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19.05cm" style:type="right"/>
        </style:tab-stops>
      </style:paragraph-properties>
      <style:text-properties fo:color="#000000" style:font-name="Segoe UI Semibold" fo:font-size="18pt" fo:text-shadow="none" style:text-underline-style="none" fo:font-weight="normal" style:font-weight-asian="normal" style:font-weight-complex="normal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19.05cm" style:type="right"/>
        </style:tab-stops>
      </style:paragraph-properties>
      <style:text-properties fo:color="#000000" style:font-name="Segoe UI Semibold" fo:font-size="18pt" fo:text-shadow="none" style:text-underline-style="none" fo:font-weight="normal" style:font-weight-asian="normal" style:font-weight-complex="normal"/>
    </style:style>
    <style:style style:name="P59" style:family="paragraph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19.05cm" style:type="right"/>
        </style:tab-stops>
      </style:paragraph-properties>
      <style:text-properties fo:color="#000000" style:font-name="Segoe UI Semibold" fo:font-size="18pt" fo:text-shadow="none" style:text-underline-style="none" fo:font-weight="normal" style:font-weight-asian="normal" style:font-weight-complex="normal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19.05cm" style:type="right"/>
        </style:tab-stops>
      </style:paragraph-properties>
      <style:text-properties fo:color="#000000" style:font-name="Segoe UI Semibold" fo:font-size="18pt" fo:text-shadow="none" style:text-underline-style="none" fo:font-weight="normal" style:font-weight-asian="normal" style:font-weight-complex="normal"/>
    </style:style>
    <style:style style:name="P61" style:family="paragraph">
      <style:paragraph-properties fo:margin-left="0cm" fo:margin-right="0cm" fo:margin-top="0cm" fo:margin-bottom="0cm" fo:line-height="150%" fo:text-align="start" fo:text-indent="0cm" style:text-autospace="none" style:writing-mode="lr-tb">
        <style:tab-stops>
          <style:tab-stop style:position="19.05cm" style:type="right"/>
        </style:tab-stops>
      </style:paragraph-properties>
      <style:text-properties fo:color="#000000" style:text-position="0% 100%" style:font-name="Segoe UI Semibold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19.05cm" style:type="right"/>
        </style:tab-stops>
      </style:paragraph-properties>
      <style:text-properties fo:color="#000000" style:text-position="0% 100%" style:font-name="Segoe UI Semibold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19.05cm" style:type="right"/>
        </style:tab-stops>
      </style:paragraph-properties>
      <style:text-properties fo:color="#000000" style:text-position="0% 100%" style:font-name="Segoe UI Semibold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P64" style:family="paragraph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19.05cm" style:type="right"/>
        </style:tab-stops>
      </style:paragraph-properties>
      <style:text-properties fo:color="#000000" style:text-position="0% 100%" style:font-name="Segoe UI Semibold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P65" style:family="paragraph">
      <style:paragraph-properties fo:margin-left="0.635cm" fo:margin-right="0cm" fo:margin-top="0cm" fo:margin-bottom="0cm" fo:line-height="100%" fo:text-align="start" fo:text-indent="-0.635cm" style:text-autospace="none" style:writing-mode="lr-tb">
        <style:tab-stops>
          <style:tab-stop style:position="19.05cm" style:type="right"/>
        </style:tab-stops>
      </style:paragraph-properties>
      <style:text-properties fo:color="#000000" style:text-position="0% 100%" style:font-name="Segoe UI Semibold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P66" style:family="paragraph">
      <style:paragraph-properties fo:margin-left="0.635cm" fo:margin-right="0cm" fo:margin-top="0cm" fo:margin-bottom="0cm" fo:line-height="100%" fo:text-align="start" fo:text-indent="0cm" style:text-autospace="none" style:writing-mode="lr-tb">
        <style:tab-stops>
          <style:tab-stop style:position="19.05cm" style:type="right"/>
        </style:tab-stops>
      </style:paragraph-properties>
      <style:text-properties fo:color="#000000" style:text-position="0% 100%" style:font-name="Segoe UI Semibold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fo:color="#000000" style:font-name="Segoe UI Semibold" fo:font-size="24pt" fo:text-shadow="none" fo:font-weight="normal" style:font-size-asian="24pt" style:font-weight-asian="normal" style:font-size-complex="24pt" style:font-weight-complex="normal"/>
    </style:style>
    <style:style style:name="T4" style:family="text">
      <style:text-properties fo:color="#000000" style:font-name="Segoe UI Semibold" fo:font-size="60pt" fo:text-shadow="none" style:text-underline-style="none" fo:font-weight="bold" style:font-size-asian="60pt" style:font-weight-asian="bold" style:font-size-complex="60pt" style:font-weight-complex="bold"/>
    </style:style>
    <style:style style:name="T5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6" style:family="text">
      <style:text-properties fo:color="#003d73" style:font-name="Segoe UI Semibold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fo:color="#003d73" style:font-name="Segoe UI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color="#ce181e" style:font-name="Segoe UI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color="#000000" style:font-name="Segoe UI Semibold" fo:font-size="36pt" fo:text-shadow="none" style:text-underline-style="none" fo:font-weight="bold" style:font-size-asian="36pt" style:font-weight-asian="bold" style:font-size-complex="36pt" style:font-weight-complex="bold"/>
    </style:style>
    <style:style style:name="T10" style:family="text"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T11" style:family="text">
      <style:text-properties fo:color="#003d73" style:font-name="Segoe UI Semibold" fo:font-size="32pt" fo:font-style="italic" fo:text-shadow="none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2" style:family="text">
      <style:text-properties fo:color="#003d73" style:font-name="Segoe UI" fo:font-size="32pt" fo:font-style="italic" fo:text-shadow="1pt 1pt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3" style:family="text">
      <style:text-properties fo:color="#000000" style:font-name="Segoe UI Semibold" fo:font-size="36pt" fo:font-style="normal" fo:text-shadow="none" style:text-underline-style="none" fo:font-weight="normal" style:font-name-asian="Segoe UI1" style:font-size-asian="36pt" style:font-style-asian="normal" style:font-weight-asian="normal" style:font-name-complex="Segoe UI1" style:font-size-complex="36pt" style:font-style-complex="normal" style:font-weight-complex="normal"/>
    </style:style>
    <style:style style:name="T14" style:family="text">
      <style:text-properties fo:color="#000000" style:font-name="Segoe UI" fo:font-size="36pt" fo:font-style="normal" fo:text-shadow="none" style:text-underline-style="none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15" style:family="text">
      <style:text-properties fo:color="#000000" style:font-name="Arial1" fo:font-size="60pt" fo:font-style="italic" fo:text-shadow="none" style:text-underline-style="none" fo:font-weight="bold" style:font-name-asian="Arial1" style:font-size-asian="60pt" style:font-style-asian="italic" style:font-weight-asian="bold" style:font-name-complex="Arial1" style:font-size-complex="60pt" style:font-style-complex="italic" style:font-weight-complex="bold"/>
    </style:style>
    <style:style style:name="T16" style:family="text">
      <style:text-properties fo:color="#000000" style:font-name="Arial1" fo:font-size="60pt" fo:font-style="normal" fo:text-shadow="none" style:text-underline-style="none" fo:font-weight="bold" style:font-name-asian="Arial1" style:font-size-asian="60pt" style:font-style-asian="normal" style:font-weight-asian="bold" style:font-name-complex="Arial1" style:font-size-complex="60pt" style:font-style-complex="normal" style:font-weight-complex="bold"/>
    </style:style>
    <style:style style:name="T17" style:family="text">
      <style:text-properties fo:color="#000000" style:font-name="Segoe UI Semibold" fo:font-size="36pt" fo:text-shadow="none" style:text-underline-style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18" style:family="text">
      <style:text-properties fo:color="#000000" style:font-name="Segoe UI" fo:font-size="36pt" fo:text-shadow="none" style:text-underline-style="none" fo:font-weight="bold" style:font-name-asian="Segoe UI1" style:font-size-asian="36pt" style:font-weight-asian="bold" style:font-name-complex="Segoe UI1" style:font-size-complex="36pt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font-name="Segoe UI" fo:font-size="32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Segoe UI1" style:font-size-asian="32pt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Segoe UI1" style:font-size-asian="32pt" style:font-style-asian="italic" style:font-weight-asian="bold" style:font-name-complex="Segoe UI1" style:font-size-complex="32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normal" fo:text-shadow="none" style:text-underline-style="none" fo:font-weight="normal" style:letter-kerning="true" style:font-name-asian="Segoe UI1" style:font-size-asian="36pt" style:font-style-asian="normal" style:font-weight-asian="normal" style:font-name-complex="Segoe U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Arial1" fo:font-size="60pt" fo:font-style="normal" fo:text-shadow="none" style:text-underline-style="none" fo:font-weight="bold" style:letter-kerning="true" style:font-name-asian="Arial1" style:font-size-asian="60pt" style:font-style-asian="normal" style:font-weight-asian="bold" style:font-name-complex="Arial1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normal" style:letter-kerning="true" style:font-name-asian="Segoe UI1" style:font-size-asian="28pt" style:font-style-asian="normal" style:font-weight-asian="normal" style:font-name-complex="Segoe U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font-style="italic" fo:text-shadow="none" style:text-underline-style="none" fo:font-weight="normal" style:letter-kerning="true" style:font-name-asian="Segoe UI1" style:font-size-asian="36pt" style:font-style-asian="italic" style:font-weight-asian="normal" style:font-name-complex="Segoe UI1" style:font-size-complex="3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Segoe UI Semibold" fo:font-size="36pt" fo:font-style="italic" fo:text-shadow="none" style:text-underline-style="none" fo:font-weight="normal" style:letter-kerning="true" style:font-name-asian="Segoe UI1" style:font-size-asian="36pt" style:font-style-asian="italic" style:font-weight-asian="normal" style:font-name-complex="Segoe UI1" style:font-size-complex="36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italic" fo:text-shadow="none" style:text-underline-style="none" fo:font-weight="bold" style:letter-kerning="true" style:font-name-asian="Segoe UI1" style:font-size-asian="36pt" style:font-style-asian="italic" style:font-weight-asian="bold" style:font-name-complex="Segoe UI1" style:font-size-complex="36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23f62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Segoe UI Semibold2" fo:font-size="36pt" fo:font-style="normal" fo:text-shadow="none" style:text-underline-style="none" fo:font-weight="normal" style:letter-kerning="true" style:font-name-asian="Segoe UI1" style:font-size-asian="36pt" style:font-style-asian="normal" style:font-weight-asian="normal" style:font-name-complex="Segoe U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Segoe UI1" style:font-size-asian="36pt" style:font-style-asian="normal" style:font-weight-asian="normal" style:font-name-complex="Segoe U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1" fo:font-size="60pt" fo:font-style="italic" fo:text-shadow="none" style:text-underline-style="none" fo:font-weight="bold" style:letter-kerning="true" style:font-name-asian="Arial1" style:font-size-asian="60pt" style:font-style-asian="italic" style:font-weight-asian="bold" style:font-name-complex="Arial1" style:font-size-complex="60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font-style="normal" fo:text-shadow="none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c0000" style:text-outline="false" style:text-line-through-style="none" style:text-line-through-type="none" style:text-position="super 58%" style:font-name="Segoe UI Semibold" fo:font-size="36pt" fo:font-style="normal" fo:text-shadow="none" style:text-underline-style="none" fo:font-weight="normal" style:letter-kerning="true" style:font-name-asian="Arial1" style:font-size-asian="36pt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6pt" fo:font-style="normal" fo:text-shadow="none" style:text-underline-style="none" fo:font-weight="normal" style:letter-kerning="true" style:font-name-asian="Arial1" style:font-size-asian="36pt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c0000" style:text-outline="false" style:text-line-through-style="none" style:text-line-through-type="none" style:text-position="super 58%" style:font-name="Arial" fo:font-size="36pt" fo:font-style="normal" fo:text-shadow="none" style:text-underline-style="none" fo:font-weight="bold" style:letter-kerning="true" style:font-name-asian="Arial1" style:font-size-asian="36pt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super 58%" style:font-name="Segoe UI" fo:font-size="36pt" fo:font-style="normal" fo:text-shadow="none" style:text-underline-style="none" fo:font-weight="bold" style:letter-kerning="true" style:font-name-asian="Arial1" style:font-size-asian="36pt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0000" style:text-outline="false" style:text-line-through-style="none" style:text-line-through-type="none" style:text-position="super 58%" style:font-name="Arial" fo:font-size="36pt" fo:font-style="normal" fo:text-shadow="none" style:text-underline-style="none" fo:font-weight="bold" style:letter-kerning="true" style:font-name-asian="Segoe UI6" style:font-size-asian="36pt" style:font-style-asian="normal" style:font-weight-asian="bold" style:font-name-complex="Segoe UI6" style:font-size-complex="3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super 58%" style:font-name="Segoe UI" fo:font-size="36pt" fo:font-style="normal" fo:text-shadow="none" style:text-underline-style="none" fo:font-weight="bold" style:letter-kerning="true" style:font-name-asian="Segoe UI6" style:font-size-asian="36pt" style:font-style-asian="normal" style:font-weight-asian="bold" style:font-name-complex="Segoe UI6" style:font-size-complex="3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c0000" style:text-outline="false" style:text-line-through-style="none" style:text-line-through-type="none" style:text-position="super 58%" style:font-name="Segoe UI Semibold" fo:font-size="36pt" fo:font-style="normal" fo:text-shadow="none" style:text-underline-style="none" fo:font-weight="normal" style:letter-kerning="true" style:font-name-asian="Segoe UI6" style:font-size-asian="36pt" style:font-style-asian="normal" style:font-weight-asian="normal" style:font-name-complex="Segoe UI6" style:font-size-complex="3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6pt" fo:font-style="normal" fo:text-shadow="none" style:text-underline-style="none" fo:font-weight="normal" style:letter-kerning="true" style:font-name-asian="Segoe UI6" style:font-size-asian="36pt" style:font-style-asian="normal" style:font-weight-asian="normal" style:font-name-complex="Segoe UI6" style:font-size-complex="3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Arial" fo:font-size="60pt" fo:font-style="normal" fo:text-shadow="none" style:text-underline-style="none" fo:font-weight="normal" style:letter-kerning="true" style:font-name-asian="Segoe UI1" style:font-size-asian="60pt" style:font-style-asian="normal" style:font-weight-asian="normal" style:font-name-complex="Segoe UI1" style:font-size-complex="6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outline="false" style:text-line-through-style="none" style:text-line-through-type="none" style:font-name="Segoe UI" fo:font-size="26pt" fo:font-style="normal" fo:text-shadow="1pt 1pt" style:text-underline-style="none" fo:font-weight="normal" style:letter-kerning="true" style:font-name-asian="Segoe UI1" style:font-size-asian="26pt" style:font-style-asian="normal" style:font-weight-asian="normal" style:font-name-complex="Segoe U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0000" style:text-outline="false" style:text-line-through-style="none" style:text-line-through-type="none" style:text-position="super 58%" style:font-name="Segoe UI" fo:font-size="36pt" fo:font-style="normal" fo:text-shadow="none" style:text-underline-style="none" fo:font-weight="bold" style:letter-kerning="true" style:font-name-asian="Arial1" style:font-size-asian="36pt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font-name="Segoe UI" fo:font-size="18pt" fo:font-style="normal" fo:text-shadow="none" style:text-underline-style="none" fo:font-weight="normal" style:letter-kerning="true" style:font-name-asian="Segoe UI1" style:font-size-asian="26pt" style:font-style-asian="normal" style:font-weight-asian="normal" style:font-name-complex="Segoe U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Segoe UI Semibold" fo:font-size="60pt" fo:font-style="normal" fo:text-shadow="none" style:text-underline-style="none" fo:font-weight="bold" style:letter-kerning="true" style:font-name-asian="Segoe UI1" style:font-size-asian="60pt" style:font-style-asian="normal" style:font-weight-asian="bold" style:font-name-complex="Segoe UI1" style:font-size-complex="6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none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Segoe UI" fo:font-size="32pt" fo:language="en" fo:country="US" fo:font-style="normal" fo:text-shadow="none" style:text-underline-style="none" fo:font-weight="normal" style:letter-kerning="true" style:font-name-asian="Berlin Sans FB" style:font-size-asian="32pt" style:language-asian="ar" style:country-asian="SA" style:font-style-asian="normal" style:font-weight-asian="normal" style:font-name-complex="Harrington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Gabriola" fo:font-size="48pt" fo:language="en" fo:country="US" fo:font-style="normal" fo:text-shadow="none" style:text-underline-style="none" fo:font-weight="bold" style:letter-kerning="true" style:font-name-asian="Berlin Sans FB" style:font-size-asian="48pt" style:language-asian="ar" style:country-asian="SA" style:font-style-asian="normal" style:font-weight-asian="bold" style:font-name-complex="Harrington" style:font-size-complex="4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Berlin Sans FB" style:font-size-asian="36pt" style:language-asian="ar" style:country-asian="SA" style:font-style-asian="normal" style:font-weight-asian="bold" style:font-name-complex="Harrington" style:font-size-complex="3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Segoe UI Semibold" fo:font-size="60pt" fo:language="en" fo:country="US" fo:font-style="normal" fo:text-shadow="none" style:text-underline-style="none" fo:font-weight="normal" style:letter-kerning="true" style:font-name-asian="Berlin Sans FB" style:font-size-asian="60pt" style:language-asian="ar" style:country-asian="SA" style:font-style-asian="normal" style:font-weight-asian="normal" style:font-name-complex="Harrington" style:font-size-complex="6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Segoe UI Semibold" fo:font-size="60pt" fo:language="en" fo:country="US" fo:font-style="normal" fo:text-shadow="none" style:text-underline-style="none" fo:font-weight="bold" style:letter-kerning="true" style:font-name-asian="Berlin Sans FB" style:font-size-asian="60pt" style:language-asian="ar" style:country-asian="SA" style:font-style-asian="normal" style:font-weight-asian="bold" style:font-name-complex="Harrington" style:font-size-complex="6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normal" style:letter-kerning="true" style:font-name-asian="Berlin Sans FB" style:font-size-asian="32pt" style:language-asian="ar" style:country-asian="SA" style:font-style-asian="italic" style:font-weight-asian="normal" style:font-name-complex="Harrington" style:font-size-complex="32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3d73" style:text-outline="false" style:text-line-through-style="none" style:text-line-through-type="none" style:font-name="Segoe UI Semibold" fo:font-size="31pt" fo:language="en" fo:country="US" fo:font-style="italic" fo:text-shadow="none" style:text-underline-style="none" fo:font-weight="normal" style:letter-kerning="true" style:font-name-asian="Berlin Sans FB" style:font-size-asian="31pt" style:language-asian="ar" style:country-asian="SA" style:font-style-asian="italic" style:font-weight-asian="normal" style:font-name-complex="Harrington" style:font-size-complex="31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normal" style:letter-kerning="true" style:font-name-asian="Berlin Sans FB" style:font-size-asian="36pt" style:language-asian="ar" style:country-asian="SA" style:font-style-asian="normal" style:font-weight-asian="normal" style:font-name-complex="Harrington" style:font-size-complex="3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1" style:font-size-asian="28pt" style:language-asian="ar" style:country-asian="SA" style:font-style-asian="normal" style:font-weight-asian="normal" style:font-name-complex="Segoe U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italic" fo:text-shadow="none" style:text-underline-style="none" fo:font-weight="normal" style:letter-kerning="true" style:font-name-asian="Segoe UI1" style:font-size-asian="36pt" style:language-asian="ar" style:country-asian="SA" style:font-style-asian="italic" style:font-weight-asian="normal" style:font-name-complex="Segoe UI1" style:font-size-complex="3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italic" fo:text-shadow="none" style:text-underline-style="none" fo:font-weight="normal" style:letter-kerning="true" style:font-name-asian="Segoe UI1" style:font-size-asian="36pt" style:language-asian="ar" style:country-asian="SA" style:font-style-asian="italic" style:font-weight-asian="normal" style:font-name-complex="Segoe UI1" style:font-size-complex="3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ce181e" style:text-outline="false" style:text-line-through-style="none" style:text-line-through-type="none" style:text-position="super 58%" style:font-name="Arial" fo:font-size="36pt" fo:language="en" fo:country="US" fo:font-style="italic" fo:text-shadow="none" style:text-underline-style="none" fo:font-weight="bold" style:letter-kerning="true" style:font-name-asian="Arial1" style:font-size-asian="36pt" style:language-asian="ar" style:country-asian="SA" style:font-style-asian="italic" style:font-weight-asian="bold" style:font-name-complex="Arial1" style:font-size-complex="36pt" style:font-style-complex="italic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text-position="super 58%" style:font-name="Segoe UI" fo:font-size="36pt" fo:language="en" fo:country="US" fo:font-style="italic" fo:text-shadow="none" style:text-underline-style="none" fo:font-weight="bold" style:letter-kerning="true" style:font-name-asian="Arial1" style:font-size-asian="36pt" style:language-asian="ar" style:country-asian="SA" style:font-style-asian="italic" style:font-weight-asian="bold" style:font-name-complex="Arial1" style:font-size-complex="36pt" style:font-style-complex="italic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italic" fo:text-shadow="none" style:text-underline-style="none" fo:font-weight="bold" style:letter-kerning="true" style:font-name-asian="Segoe UI1" style:font-size-asian="36pt" style:language-asian="ar" style:country-asian="SA" style:font-style-asian="italic" style:font-weight-asian="bold" style:font-name-complex="Segoe UI1" style:font-size-complex="36pt" style:font-style-complex="italic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normal" style:letter-kerning="true" style:font-name-asian="Segoe UI1" style:font-size-asian="32pt" style:language-asian="ar" style:country-asian="SA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normal" style:letter-kerning="true" style:font-name-asian="Segoe UI1" style:font-size-asian="36pt" style:language-asian="ar" style:country-asian="SA" style:font-style-asian="normal" style:font-weight-asian="normal" style:font-name-complex="Segoe U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9211e" style:text-outline="false" style:text-line-through-style="none" style:text-line-through-type="none" style:text-position="super 58%" style:font-name="Arial2" fo:font-size="36pt" fo:language="en" fo:country="US" fo:font-style="normal" fo:text-shadow="none" style:text-underline-style="none" fo:font-weight="normal" style:letter-kerning="true" style:font-name-asian="Arial2" style:font-size-asian="36pt" style:language-asian="ar" style:country-asian="SA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9211e" style:text-outline="false" style:text-line-through-style="none" style:text-line-through-type="none" style:text-position="super 58%" style:font-name="Segoe UI Semibold" fo:font-size="36pt" fo:language="en" fo:country="US" fo:font-style="normal" fo:text-shadow="none" style:text-underline-style="none" fo:font-weight="normal" style:letter-kerning="true" style:font-name-asian="Arial2" style:font-size-asian="36pt" style:language-asian="ar" style:country-asian="SA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Segoe UI1" style:font-size-asian="36pt" style:language-asian="ar" style:country-asian="SA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c9211e" style:text-outline="false" style:text-line-through-style="none" style:text-line-through-type="none" style:text-position="super 58%" style:font-name="Arial" fo:font-size="36pt" fo:language="en" fo:country="US" fo:font-style="normal" fo:text-shadow="none" style:text-underline-style="none" fo:font-weight="normal" style:letter-kerning="true" style:font-name-asian="Segoe UI Semibold4" style:font-size-asian="36pt" style:language-asian="ar" style:country-asian="SA" style:font-style-asian="normal" style:font-weight-asian="normal" style:font-name-complex="Segoe UI Semibold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36pt" fo:language="en" fo:country="US" fo:font-style="normal" fo:text-shadow="none" style:text-underline-style="none" fo:font-weight="normal" style:letter-kerning="true" style:font-name-asian="Segoe UI1" style:font-size-asian="36pt" style:language-asian="ar" style:country-asian="SA" style:font-style-asian="normal" style:font-weight-asian="normal" style:font-name-complex="Segoe U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36pt" fo:language="en" fo:country="US" fo:font-style="normal" fo:text-shadow="none" style:text-underline-style="none" fo:font-weight="bold" style:letter-kerning="true" style:font-name-asian="Segoe UI1" style:font-size-asian="36pt" style:language-asian="ar" style:country-asian="SA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normal" fo:text-shadow="none" style:text-underline-style="none" fo:font-weight="normal" style:letter-kerning="true" style:font-name-asian="Arial1" style:font-size-asian="36pt" style:language-asian="ar" style:country-asian="SA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0000" style:text-outline="false" style:text-line-through-style="none" style:text-line-through-type="none" style:text-position="super 58%" style:font-name="Segoe UI" fo:font-size="36pt" fo:language="en" fo:country="US" fo:font-style="normal" fo:text-shadow="none" style:text-underline-style="none" fo:font-weight="normal" style:letter-kerning="true" style:font-name-asian="Arial1" style:font-size-asian="36pt" style:language-asian="ar" style:country-asian="SA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super 58%" style:font-name="Segoe UI" fo:font-size="36pt" fo:language="en" fo:country="US" fo:font-style="normal" fo:text-shadow="none" style:text-underline-style="none" fo:font-weight="normal" style:letter-kerning="true" style:font-name-asian="Arial1" style:font-size-asian="36pt" style:language-asian="ar" style:country-asian="SA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Arial1" style:font-size-asian="36pt" style:language-asian="ar" style:country-asian="SA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0000" style:text-outline="false" style:text-line-through-style="none" style:text-line-through-type="none" style:text-position="super 58%" style:font-name="Segoe UI" fo:font-size="36pt" fo:language="en" fo:country="US" fo:font-style="normal" fo:text-shadow="none" style:text-underline-style="none" fo:font-weight="normal" style:letter-kerning="true" style:font-name-asian="Segoe UI6" style:font-size-asian="36pt" style:language-asian="ar" style:country-asian="SA" style:font-style-asian="normal" style:font-weight-asian="normal" style:font-name-complex="Segoe UI6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ffffff" style:text-outline="false" style:text-line-through-style="none" style:text-line-through-type="none" style:text-position="super 58%" style:font-name="Segoe UI" fo:font-size="36pt" fo:language="en" fo:country="US" fo:font-style="normal" fo:text-shadow="none" style:text-underline-style="none" fo:font-weight="normal" style:letter-kerning="true" style:font-name-asian="Segoe UI6" style:font-size-asian="36pt" style:language-asian="ar" style:country-asian="SA" style:font-style-asian="normal" style:font-weight-asian="normal" style:font-name-complex="Segoe UI6" style:font-size-complex="3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language="en" fo:country="US" fo:font-style="normal" fo:text-shadow="none" style:text-underline-style="solid" style:text-underline-width="auto" style:text-underline-color="font-color" fo:font-weight="bold" style:letter-kerning="true" style:font-name-asian="Arial1" style:font-size-asian="32pt" style:language-asian="ar" style:country-asian="SA" style:font-style-asian="normal" style:font-weight-asian="bold" style:font-name-complex="Arial1" style:font-size-complex="32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Arial1" style:font-size-asian="28pt" style:language-asian="ar" style:country-asian="SA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normal" style:letter-kerning="true" style:font-name-asian="Arial1" style:font-size-asian="32pt" style:language-asian="ar" style:country-asian="SA" style:font-style-asian="italic" style:font-weight-asian="normal" style:font-name-complex="Arial1" style:font-size-complex="32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language="en" fo:country="US" fo:font-style="italic" fo:text-shadow="none" style:text-underline-style="none" fo:font-weight="normal" style:letter-kerning="true" style:font-name-asian="Arial1" style:font-size-asian="32pt" style:language-asian="ar" style:country-asian="SA" style:font-style-asian="italic" style:font-weight-asian="normal" style:font-name-complex="Arial1" style:font-size-complex="32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e181e" style:text-outline="false" style:text-line-through-style="none" style:text-line-through-type="none" style:font-name="Arial" fo:font-size="32pt" fo:language="en" fo:country="US" fo:font-style="italic" fo:text-shadow="none" style:text-underline-style="none" fo:font-weight="bold" style:letter-kerning="true" style:font-name-asian="Arial1" style:font-size-asian="32pt" style:language-asian="ar" style:country-asian="SA" style:font-style-asian="italic" style:font-weight-asian="bold" style:font-name-complex="Arial1" style:font-size-complex="32pt" style:font-style-complex="italic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ce181e" style:text-outline="false" style:text-line-through-style="none" style:text-line-through-type="none" style:font-name="Segoe UI" fo:font-size="32pt" fo:language="en" fo:country="US" fo:font-style="italic" fo:text-shadow="none" style:text-underline-style="none" fo:font-weight="bold" style:letter-kerning="true" style:font-name-asian="Arial1" style:font-size-asian="32pt" style:language-asian="ar" style:country-asian="SA" style:font-style-asian="italic" style:font-weight-asian="bold" style:font-name-complex="Arial1" style:font-size-complex="32pt" style:font-style-complex="italic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cc0000" style:text-outline="false" style:text-line-through-style="none" style:text-line-through-type="none" style:text-position="super 58%" style:font-name="Arial" fo:font-size="36pt" fo:language="en" fo:country="US" fo:font-style="normal" fo:text-shadow="none" style:text-underline-style="none" fo:font-weight="bold" style:letter-kerning="true" style:font-name-asian="Segoe UI6" style:font-size-asian="36pt" style:language-asian="ar" style:country-asian="SA" style:font-style-asian="normal" style:font-weight-asian="bold" style:font-name-complex="Segoe UI6" style:font-size-complex="36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6pt" fo:language="en" fo:country="US" fo:font-style="normal" fo:text-shadow="none" style:text-underline-style="none" fo:font-weight="normal" style:letter-kerning="true" style:font-name-asian="Segoe UI6" style:font-size-asian="36pt" style:language-asian="ar" style:country-asian="SA" style:font-style-asian="normal" style:font-weight-asian="normal" style:font-name-complex="Segoe UI6" style:font-size-complex="3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normal" style:letter-kerning="true" style:font-name-asian="Arial1" style:font-size-asian="36pt" style:language-asian="ar" style:country-asian="SA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cc0000" style:text-outline="false" style:text-line-through-style="none" style:text-line-through-type="none" style:text-position="super 58%" style:font-name="Arial" fo:font-size="36pt" fo:language="en" fo:country="US" fo:font-style="normal" fo:text-shadow="none" style:text-underline-style="none" fo:font-weight="normal" style:letter-kerning="true" style:font-name-asian="Arial1" style:font-size-asian="36pt" style:language-asian="ar" style:country-asian="SA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6pt" fo:language="en" fo:country="US" fo:font-style="normal" fo:text-shadow="none" style:text-underline-style="none" fo:font-weight="normal" style:letter-kerning="true" style:font-name-asian="Arial1" style:font-size-asian="28pt" style:language-asian="ar" style:country-asian="SA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18pt" fo:language="en" fo:country="US" fo:font-style="normal" fo:text-shadow="none" style:text-underline-style="none" fo:font-weight="normal" style:letter-kerning="true" style:font-name-asian="Arial1" style:font-size-asian="28pt" style:language-asian="ar" style:country-asian="SA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36pt" fo:language="en" fo:country="US" fo:font-style="normal" fo:text-shadow="none" style:text-underline-style="none" fo:font-weight="bold" style:letter-kerning="true" style:font-name-asian="Arial1" style:font-size-asian="36pt" style:language-asian="ar" style:country-asian="SA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cc0000" style:text-outline="false" style:text-line-through-style="none" style:text-line-through-type="none" style:text-position="super 58%" style:font-name="Arial" fo:font-size="36pt" fo:language="en" fo:country="US" fo:font-style="normal" fo:text-shadow="none" style:text-underline-style="none" fo:font-weight="bold" style:letter-kerning="true" style:font-name-asian="Arial1" style:font-size-asian="36pt" style:language-asian="ar" style:country-asian="SA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text-position="super 58%" style:font-name="Segoe UI" fo:font-size="36pt" fo:language="en" fo:country="US" fo:font-style="normal" fo:text-shadow="none" style:text-underline-style="none" fo:font-weight="bold" style:letter-kerning="true" style:font-name-asian="Arial1" style:font-size-asian="36pt" style:language-asian="ar" style:country-asian="SA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18pt" fo:language="en" fo:country="US" fo:font-style="normal" fo:text-shadow="none" style:text-underline-style="none" fo:font-weight="normal" style:letter-kerning="true" style:font-name-asian="Arial1" style:font-size-asian="36pt" style:language-asian="ar" style:country-asian="SA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Arial1" style:font-size-asian="28pt" style:language-asian="ar" style:country-asian="SA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36pt" fo:language="en" fo:country="US" fo:font-style="normal" fo:text-shadow="none" style:text-underline-style="none" fo:font-weight="normal" style:letter-kerning="true" style:font-name-asian="Arial1" style:font-size-asian="36pt" style:language-asian="ar" style:country-asian="SA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cc0000" style:text-outline="false" style:text-line-through-style="none" style:text-line-through-type="none" style:text-position="super 58%" style:font-name="Segoe UI Semibold" fo:font-size="36pt" fo:language="en" fo:country="US" fo:font-style="normal" fo:text-shadow="none" style:text-underline-style="none" fo:font-weight="normal" style:letter-kerning="true" style:font-name-asian="Arial1" style:font-size-asian="36pt" style:language-asian="ar" style:country-asian="SA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6pt" fo:language="en" fo:country="US" fo:font-style="normal" fo:text-shadow="none" style:text-underline-style="none" fo:font-weight="normal" style:letter-kerning="true" style:font-name-asian="Arial1" style:font-size-asian="36pt" style:language-asian="ar" style:country-asian="SA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c9211e" style:text-outline="false" style:text-line-through-style="none" style:text-line-through-type="none" style:text-position="super 58%" style:font-name="Segoe UI Semibold4" fo:font-size="36pt" fo:language="en" fo:country="US" fo:font-style="normal" fo:text-shadow="none" style:text-underline-style="none" fo:font-weight="normal" style:letter-kerning="true" style:font-name-asian="Segoe UI Semibold4" style:font-size-asian="36pt" style:language-asian="ar" style:country-asian="SA" style:font-style-asian="normal" style:font-weight-asian="normal" style:font-name-complex="Segoe UI Semibold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c9211e" style:text-outline="false" style:text-line-through-style="none" style:text-line-through-type="none" style:text-position="super 58%" style:font-name="Segoe UI Semibold" fo:font-size="36pt" fo:language="en" fo:country="US" fo:font-style="normal" fo:text-shadow="none" style:text-underline-style="none" fo:font-weight="normal" style:letter-kerning="true" style:font-name-asian="Arial1" style:font-size-asian="36pt" style:language-asian="ar" style:country-asian="SA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name-complex="Arial6" style:font-size-complex="36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cc0000" style:text-outline="false" style:text-line-through-style="none" style:text-line-through-type="none" style:text-position="super 58%" style:font-name="Segoe UI" fo:font-size="36pt" fo:language="en" fo:country="US" fo:font-style="normal" fo:text-shadow="none" style:text-underline-style="none" fo:font-weight="bold" style:letter-kerning="true" style:font-name-asian="Arial1" style:font-size-asian="36pt" style:language-asian="ar" style:country-asian="SA" style:font-style-asian="normal" style:font-weight-asian="bold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32pt" fo:language="en" fo:country="US" fo:font-style="normal" fo:text-shadow="none" style:text-underline-style="none" fo:font-weight="normal" style:letter-kerning="true" style:font-name-asian="Arial1" style:font-size-asian="32pt" style:language-asian="ar" style:country-asian="SA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3d73" style:text-outline="false" style:text-line-through-style="none" style:text-line-through-type="none" style:text-position="0% 100%" style:font-name="Segoe UI Semibold" fo:font-size="32pt" fo:language="en" fo:country="US" fo:font-style="italic" fo:text-shadow="none" style:text-underline-style="none" fo:font-weight="normal" style:letter-kerning="true" style:font-name-asian="Arial1" style:font-size-asian="32pt" style:language-asian="ar" style:country-asian="SA" style:font-style-asian="italic" style:font-weight-asian="normal" style:font-name-complex="Arial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6pt" fo:language="en" fo:country="US" fo:font-style="normal" fo:text-shadow="none" style:text-underline-style="none" fo:font-weight="normal" style:letter-kerning="true" style:font-name-asian="Arial1" style:font-size-asian="36pt" style:language-asian="ar" style:country-asian="SA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style:text-outline="false" style:text-line-through-style="none" style:text-line-through-type="none" style:text-position="super 58%" style:font-name="Arial" fo:font-size="36pt" fo:language="en" fo:country="US" fo:font-style="normal" fo:text-shadow="none" style:text-underline-style="none" fo:font-weight="normal" style:letter-kerning="true" style:font-name-asian="Arial1" style:font-size-asian="36pt" style:language-asian="ar" style:country-asian="SA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Segoe UI1" style:font-size-asian="28pt" style:language-asian="ar" style:country-asian="SA" style:font-style-asian="normal" style:font-weight-asian="normal" style:font-name-complex="Segoe U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23f62" style:text-outline="false" style:text-line-through-style="none" style:text-line-through-type="none" style:text-position="0% 100%" style:font-name="Segoe UI Semibold" fo:font-size="32pt" fo:language="en" fo:country="US" fo:font-style="normal" fo:text-shadow="none" style:text-underline-style="none" fo:font-weight="normal" style:letter-kerning="true" style:font-name-asian="Segoe UI1" style:font-size-asian="32pt" style:language-asian="ar" style:country-asian="SA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23f62" style:text-outline="false" style:text-line-through-style="none" style:text-line-through-type="none" style:text-position="0% 100%" style:font-name="Segoe UI Semibold" fo:font-size="32pt" fo:language="en" fo:country="US" fo:font-style="italic" fo:text-shadow="none" style:text-underline-style="none" fo:font-weight="normal" style:letter-kerning="true" style:font-name-asian="Segoe UI1" style:font-size-asian="32pt" style:language-asian="ar" style:country-asian="SA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anguage="en" fo:country="US" fo:font-style="normal" fo:text-shadow="none" style:text-underline-style="none" fo:font-weight="bold" style:letter-kerning="true" style:font-name-asian="Segoe UI1" style:font-size-asian="32pt" style:language-asian="ar" style:country-asian="SA" style:font-style-asian="normal" style:font-weight-asian="bold" style:font-name-complex="Segoe UI1" style:font-size-complex="32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0pt" fo:language="en" fo:country="US" fo:font-style="normal" fo:text-shadow="none" style:text-underline-style="solid" style:text-underline-width="auto" style:text-underline-color="font-color" fo:font-weight="normal" style:letter-kerning="true" style:font-name-asian="Segoe UI1" style:font-size-asian="20pt" style:language-asian="ar" style:country-asian="SA" style:font-style-asian="normal" style:font-weight-asian="normal" style:font-name-complex="Segoe U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10pt" fo:language="en" fo:country="US" fo:font-style="italic" fo:text-shadow="none" style:text-underline-style="solid" style:text-underline-width="auto" style:text-underline-color="font-color" fo:font-weight="normal" style:letter-kerning="true" style:font-name-asian="Segoe UI1" style:font-size-asian="10pt" style:language-asian="ar" style:country-asian="SA" style:font-style-asian="italic" style:font-weight-asian="normal" style:font-name-complex="Segoe UI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0pt" fo:language="en" fo:country="US" fo:font-style="italic" fo:text-shadow="none" style:text-underline-style="none" fo:font-weight="normal" style:letter-kerning="true" style:font-name-asian="Times New Roman2" style:font-size-asian="20pt" style:language-asian="ar" style:country-asian="SA" style:font-style-asian="italic" style:font-weight-asian="normal" style:font-name-complex="Segoe UI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10pt" fo:language="en" fo:country="US" fo:font-style="italic" fo:text-shadow="none" style:text-underline-style="none" fo:font-weight="normal" style:letter-kerning="true" style:font-name-asian="Times New Roman2" style:font-size-asian="10pt" style:language-asian="ar" style:country-asian="SA" style:font-style-asian="italic" style:font-weight-asian="normal" style:font-name-complex="Segoe UI1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4.638cm" svg:height="8.133cm" svg:x="1.778cm" svg:y="0.508cm">
          <draw:text-box>
            <text:p text:style-name="P2"><text:span text:style-name="T2">Welcome to Immanuel Lutheran Church!</text:span></text:p>
            <text:p text:style-name="P2"><text:span text:style-name="T3">We are happy to have you here with us for worship.</text:span></text:p>
            <text:p text:style-name="P2"><text:span text:style-name="T3"/></text:p>
            <text:p text:style-name="P2"><text:span text:style-name="T3">We will follow</text:span></text:p>
            <text:p text:style-name="P2"><text:span text:style-name="T3">Divine Service – Setting 3</text:span></text:p>
            <text:p text:style-name="P2"><text:span text:style-name="T3">which begins on page 184 in the hymnal,</text:span></text:p>
            <text:p text:style-name="P2"><text:span text:style-name="T3">or, you can follow the service on these screen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5" draw:layer="layout" svg:width="24.638cm" svg:height="3.066cm" svg:x="1.778cm" svg:y="0.508cm">
          <draw:text-box>
            <text:p text:style-name="P2"><text:span text:style-name="T4">HYM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5" draw:layer="layout" svg:width="24.638cm" svg:height="6.256cm" svg:x="1.778cm" svg:y="0.508cm">
          <draw:text-box>
            <text:p text:style-name="P6"><text:span text:style-name="T5">INVOCATION</text:span></text:p>
            <text:p text:style-name="P7"><text:span text:style-name="T6">P:</text:span><text:span text:style-name="T7"> </text:span><text:span text:style-name="T6">In the name of the Father and of the </text:span><text:span text:style-name="T8">+</text:span><text:span text:style-name="T6"> Son </text:span></text:p>
            <text:p text:style-name="P7"><text:span text:style-name="T6"><text:s text:c="4"/></text:span><text:span text:style-name="T6">and of the Holy Spirit.</text:span></text:p>
            <text:p text:style-name="P8"><text:span text:style-name="T9">C: </text:span><text:span text:style-name="T10">Ame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" draw:text-style-name="P10" draw:layer="layout" svg:width="26.162cm" svg:height="9.144cm" svg:x="1.016cm" svg:y="0.508cm">
          <draw:text-box>
            <text:p text:style-name="P6"><text:span text:style-name="T5">EXHORTATION</text:span></text:p>
            <text:p text:style-name="P9"><text:span text:style-name="T11">P:</text:span><text:span text:style-name="T12"> </text:span><text:span text:style-name="T11">Beloved in the Lord! Let us draw near with a </text:span></text:p>
            <text:p text:style-name="P9"><text:span text:style-name="T11"><text:s text:c="4"/></text:span><text:span text:style-name="T11">true heart and confess our sins unto God our </text:span></text:p>
            <text:p text:style-name="P9"><text:span text:style-name="T11"><text:s text:c="4"/></text:span><text:span text:style-name="T11">Father, beseeching Him in the name of our Lord </text:span></text:p>
            <text:p text:style-name="P9"><text:span text:style-name="T11"><text:s text:c="4"/></text:span><text:span text:style-name="T11">Jesus Christ to grant us</text:span></text:p>
            <text:p text:style-name="P9"><text:span text:style-name="T11"><text:s text:c="4"/></text:span><text:span text:style-name="T11">forgivenes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7" draw:text-style-name="P11" draw:layer="layout" svg:width="26.162cm" svg:height="3.556cm" svg:x="1.016cm" svg:y="0.508cm">
          <draw:text-box>
            <text:p text:style-name="P9"><text:span text:style-name="T11">P: Our help is in the name of the Lord,</text:span></text:p>
            <text:p text:style-name="P9"><text:span text:style-name="T13">C: </text:span><text:span text:style-name="T14">who made heaven and earth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94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" draw:text-style-name="P11" draw:layer="layout" svg:width="26.162cm" svg:height="5.08cm" svg:x="1.016cm" svg:y="0.508cm">
          <draw:text-box>
            <text:p text:style-name="P9"><text:span text:style-name="T11">P: I said, I will confess my transgressions unto </text:span></text:p>
            <text:p text:style-name="P9"><text:span text:style-name="T11"><text:s text:c="4"/></text:span><text:span text:style-name="T11">the Lord,</text:span></text:p>
            <text:p text:style-name="P13"><text:span text:style-name="T13">C: </text:span><text:span text:style-name="T14">and You forgave the iniquity of my si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5" draw:layer="layout" svg:width="26.162cm" svg:height="2.794cm" svg:x="1.016cm" svg:y="0.508cm">
          <draw:text-box>
            <text:p text:style-name="P14"><text:span text:style-name="T15">◄</text:span><text:span text:style-name="T16">Left Sid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" draw:text-style-name="P15" draw:layer="layout" svg:width="26.162cm" svg:height="6.443cm" svg:x="1.016cm" svg:y="0.508cm">
          <draw:text-box>
            <text:p text:style-name="P6"><text:span text:style-name="T5">Confession of Sins</text:span></text:p>
            <text:p text:style-name="P9"><text:span text:style-name="T11">P: O almighty God, merciful Father,</text:span></text:p>
            <text:p text:style-name="P9"><text:span text:style-name="T17">C: </text:span><text:span text:style-name="T18">I, a poor, miserable sinner, confess unto </text:span></text:p>
            <text:p text:style-name="P9"><text:span text:style-name="T18"><text:s text:c="4"/></text:span><text:span text:style-name="T18">You all my sins and iniquities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1" draw:text-style-name="P17" draw:layer="layout" svg:width="26.162cm" svg:height="5.321cm" svg:x="1.016cm" svg:y="0.508cm">
          <draw:text-box>
            <text:p text:style-name="P16"><text:span text:style-name="T19"><text:s text:c="4"/></text:span><text:span text:style-name="T18">with which I have ever offended You and </text:span></text:p>
            <text:p text:style-name="P16"><text:span text:style-name="T18"><text:s text:c="4"/></text:span><text:span text:style-name="T18">justly deserved Your temporal and </text:span></text:p>
            <text:p text:style-name="P16"><text:span text:style-name="T18"><text:s text:c="4"/></text:span><text:span text:style-name="T18">eternal punishment. <text:s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2" draw:text-style-name="P17" draw:layer="layout" svg:width="26.162cm" svg:height="8.701cm" svg:x="0.701cm" svg:y="0.597cm">
          <draw:text-box>
            <text:p text:style-name="P16"><text:span text:style-name="T20"><text:s text:c="4"/></text:span><text:span text:style-name="T18">But I am heartily sorry for them and </text:span></text:p>
            <text:p text:style-name="P16"><text:span text:style-name="T18"><text:s text:c="4"/></text:span><text:span text:style-name="T18">sincerely repent of them, and I pray You </text:span></text:p>
            <text:p text:style-name="P16"><text:span text:style-name="T18"><text:s text:c="4"/></text:span><text:span text:style-name="T18">of Your boundless mercy and for the </text:span></text:p>
            <text:p text:style-name="P16"><text:span text:style-name="T18"><text:s text:c="4"/></text:span><text:span text:style-name="T18">Sake of the holy, innocent, bitter </text:span></text:p>
            <text:p text:style-name="P16"><text:span text:style-name="T18"><text:s text:c="4"/></text:span><text:span text:style-name="T18">sufferings and death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3" draw:text-style-name="P17" draw:layer="layout" svg:width="26.162cm" svg:height="5.321cm" svg:x="0.701cm" svg:y="0.597cm">
          <draw:text-box>
            <text:p text:style-name="P16"><text:span text:style-name="T20"><text:s text:c="5"/></text:span><text:span text:style-name="T20">o</text:span><text:span text:style-name="T18">f Your belover Son, Jesus Christ, to be </text:span></text:p>
            <text:p text:style-name="P16"><text:span text:style-name="T18"><text:s text:c="4"/></text:span><text:span text:style-name="T18">gracious and merciful to me, a poor, </text:span></text:p>
            <text:p text:style-name="P16"><text:span text:style-name="T18"><text:s text:c="4"/></text:span><text:span text:style-name="T18">sinful being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" draw:text-style-name="P17" draw:layer="layout" svg:width="26.162cm" svg:height="7.766cm" svg:x="0.762cm" svg:y="0.508cm">
          <draw:text-box>
            <text:p text:style-name="P18"><text:span text:style-name="T21"><text:s text:c="5"/></text:span><text:span text:style-name="T5">ABSOLUTION</text:span></text:p>
            <text:p text:style-name="P19"><text:span text:style-name="T11">P: Upon this your confession, I, by virtue of my </text:span></text:p>
            <text:p text:style-name="P19"><text:span text:style-name="T11"><text:s text:c="4"/></text:span><text:span text:style-name="T11">office, as a called and ordained servant of </text:span></text:p>
            <text:p text:style-name="P19"><text:span text:style-name="T11"><text:s text:c="4"/></text:span><text:span text:style-name="T11">the Word, announce the grace of God unto </text:span></text:p>
            <text:p text:style-name="P16"><text:span text:style-name="T11"><text:s text:c="4"/></text:span><text:span text:style-name="T11">all of you, <text:s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5" draw:text-style-name="P17" draw:layer="layout" svg:width="26.162cm" svg:height="7.953cm" svg:x="0.701cm" svg:y="0.597cm">
          <draw:text-box>
            <text:p text:style-name="P16"><text:span text:style-name="T21"><text:s text:c="4"/></text:span><text:span text:style-name="T22">and in the stead and by the command of <text:s/></text:span></text:p>
            <text:p text:style-name="P20"><text:span text:style-name="T22"><text:s text:c="4"/></text:span><text:span text:style-name="T22">my Lord Jesus Christ I forgive you all your <text:s text:c="2"/></text:span></text:p>
            <text:p text:style-name="P20"><text:span text:style-name="T22"><text:s text:c="4"/></text:span><text:span text:style-name="T22">sins in the name of the Father and of the </text:span><text:span text:style-name="T23">+</text:span><text:span text:style-name="T22"> </text:span></text:p>
            <text:p text:style-name="P20"><text:span text:style-name="T22"><text:s text:c="4"/></text:span><text:span text:style-name="T22">Son and of the Holy Spirit.</text:span></text:p>
            <text:p text:style-name="P16"><text:span text:style-name="T24">C: </text:span><text:span text:style-name="T19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6" draw:text-style-name="P17" draw:layer="layout" svg:width="26.162cm" svg:height="2.794cm" svg:x="0.701cm" svg:y="0.597cm">
          <draw:text-box>
            <text:p text:style-name="P18"><text:span text:style-name="T25">Right side►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7" draw:text-style-name="P17" draw:layer="layout" svg:width="26.162cm" svg:height="7.572cm" svg:x="0.701cm" svg:y="0.597cm">
          <draw:text-box>
            <text:p text:style-name="P18"><text:span text:style-name="T26">CONFESSION OF SINS</text:span></text:p>
            <text:p text:style-name="P20"><text:span text:style-name="T22">P: Almighty God, our maker and redeemer, we <text:s/></text:span></text:p>
            <text:p text:style-name="P20"><text:span text:style-name="T22"><text:s text:c="4"/></text:span><text:span text:style-name="T22">poor sinners confess unto You that we are by </text:span></text:p>
            <text:p text:style-name="P20"><text:span text:style-name="T22"><text:s text:c="4"/></text:span><text:span text:style-name="T22">nature sinful and unclean and that we have <text:s/></text:span></text:p>
            <text:p text:style-name="P16"><text:span text:style-name="T22"><text:s text:c="4"/></text:span><text:span text:style-name="T22">sinned against You by thought, word, and deed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8" draw:text-style-name="P23" draw:layer="layout" svg:width="26.162cm" svg:height="4.76cm" svg:x="0.701cm" svg:y="0.597cm">
          <draw:text-box>
            <text:p text:style-name="P21"><text:span text:style-name="T22"><text:s text:c="4"/></text:span><text:span text:style-name="T22">Wherefore we flee for refuge to Your infinite </text:span></text:p>
            <text:p text:style-name="P21"><text:span text:style-name="T22"><text:s text:c="4"/></text:span><text:span text:style-name="T22">mercy, seeking and imploring Your grace for </text:span></text:p>
            <text:p text:style-name="P22"><text:span text:style-name="T22"><text:s text:c="4"/></text:span><text:span text:style-name="T22">the sake of our Lord Jesus Christ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25" draw:layer="layout" svg:width="26.162cm" svg:height="7.011cm" svg:x="0.701cm" svg:y="0.597cm">
          <draw:text-box>
            <text:p text:style-name="P24"><text:span text:style-name="T27">C:</text:span><text:span text:style-name="T28"> </text:span><text:span text:style-name="T29">O most merciful God, who has given </text:span></text:p>
            <text:p text:style-name="P24"><text:span text:style-name="T29"><text:s text:c="4"/></text:span><text:span text:style-name="T29">Your only-begotten Son to die for us, </text:span></text:p>
            <text:p text:style-name="P24"><text:span text:style-name="T29"><text:s text:c="4"/></text:span><text:span text:style-name="T29">have mercy upon us and for His sake </text:span></text:p>
            <text:p text:style-name="P24"><text:span text:style-name="T29"><text:s text:c="4"/></text:span><text:span text:style-name="T29">grant us remission of all our sins; <text:s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0" draw:text-style-name="P27" draw:layer="layout" svg:width="26.162cm" svg:height="5.321cm" svg:x="0.701cm" svg:y="0.597cm">
          <draw:text-box>
            <text:p text:style-name="P26"><text:span text:style-name="T29"><text:s text:c="4"/></text:span><text:span text:style-name="T29">and by Your Holy Spirit increase in us </text:span></text:p>
            <text:p text:style-name="P26"><text:span text:style-name="T29"><text:s text:c="4"/></text:span><text:span text:style-name="T29">true knowledge of You and of Your will </text:span></text:p>
            <text:p text:style-name="P26"><text:span text:style-name="T29"><text:s text:c="4"/></text:span><text:span text:style-name="T29">and true obedience to Your Word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7" draw:layer="layout" svg:width="26.162cm" svg:height="5.321cm" svg:x="0.701cm" svg:y="0.597cm">
          <draw:text-box>
            <text:p text:style-name="P26"><text:span text:style-name="T29"><text:s text:c="4"/></text:span><text:span text:style-name="T29">to the end that by Your grace we may</text:span></text:p>
            <text:p text:style-name="P26"><text:span text:style-name="T29"><text:s text:c="4"/></text:span><text:span text:style-name="T29">come to everlasting life; through Jesus </text:span></text:p>
            <text:p text:style-name="P26"><text:span text:style-name="T29"><text:s text:c="4"/></text:span><text:span text:style-name="T29">Christ, our Lord. 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7" draw:layer="layout" svg:width="25.715cm" svg:height="6.263cm" svg:x="1.209cm" svg:y="0.597cm">
          <draw:text-box>
            <text:p text:style-name="P26"><text:span text:style-name="T22">P: Almighty God, our heavenly Father, has had </text:span></text:p>
            <text:p text:style-name="P26"><text:span text:style-name="T22"><text:s text:c="4"/></text:span><text:span text:style-name="T22">mercy upon us and has given His only Son to </text:span></text:p>
            <text:p text:style-name="P26"><text:span text:style-name="T22"><text:s text:c="4"/></text:span><text:span text:style-name="T22">die for us and for His sake forgives us all our </text:span></text:p>
            <text:p text:style-name="P26"><text:span text:style-name="T22"><text:s text:c="4"/></text:span><text:span text:style-name="T22">sins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27" draw:layer="layout" svg:width="25.715cm" svg:height="5.281cm" svg:x="1.209cm" svg:y="0.597cm">
          <draw:text-box>
            <text:p text:style-name="P26"><text:span text:style-name="T22"><text:s text:c="4"/></text:span><text:span text:style-name="T30">To those who believe on His name He gives </text:span></text:p>
            <text:p text:style-name="P26"><text:span text:style-name="T30"><text:s text:c="4"/></text:span><text:span text:style-name="T30">power to become the children of God and has </text:span></text:p>
            <text:p text:style-name="P26"><text:span text:style-name="T30"><text:s text:c="4"/></text:span><text:span text:style-name="T30">promised them His Holy Spirit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4" draw:text-style-name="P27" draw:layer="layout" svg:width="25.715cm" svg:height="4.991cm" svg:x="1.209cm" svg:y="0.597cm">
          <draw:text-box>
            <text:p text:style-name="P26"><text:span text:style-name="T22"><text:s text:c="4"/></text:span><text:span text:style-name="T22">He that believes and is baptized shall be saved. <text:s text:c="2"/>Grant this, Lord, unto us all.</text:span></text:p>
            <text:p text:style-name="P26"><text:span text:style-name="T31">C:</text:span><text:span text:style-name="T32"> </text:span><text:span text:style-name="T19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5" draw:text-style-name="P29" draw:layer="layout" svg:width="25.715cm" svg:height="2.705cm" svg:x="1.209cm" svg:y="0.597cm">
          <draw:text-box>
            <text:p text:style-name="P28"><text:span text:style-name="T22"><text:s text:c="4"/></text:span><text:span text:style-name="T33">Continue <text:s/>▼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6" draw:text-style-name="P29" draw:layer="layout" svg:width="25.715cm" svg:height="2.197cm" svg:x="1.209cm" svg:y="0.597cm">
          <draw:text-box>
            <text:p text:style-name="P28"><text:span text:style-name="T22"><text:s text:c="3"/></text:span><text:span text:style-name="T34"><text:s/></text:span><text:span text:style-name="T26">INTROIT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7" draw:text-style-name="P33" draw:layer="layout" svg:width="25.715cm" svg:height="11.894cm" svg:x="1.016cm" svg:y="0.508cm">
          <draw:text-box>
            <text:p text:style-name="P30"><text:span text:style-name="T22"><text:s text:c="3"/></text:span><text:span text:style-name="T34"><text:s/></text:span><text:span text:style-name="T26">GLORIA PATRI</text:span></text:p>
            <text:p text:style-name="P31"><text:span text:style-name="T24">C: </text:span><text:span text:style-name="T35">♫</text:span><text:span text:style-name="T36"> </text:span><text:span text:style-name="T19">Glory be to the Father and to the Son </text:span></text:p>
            <text:p text:style-name="P31"><text:span text:style-name="T19"><text:s text:c="4"/></text:span><text:span text:style-name="T19">and to the Holy Ghost; </text:span></text:p>
            <text:p text:style-name="P31"><text:span text:style-name="T19"><text:s text:c="4"/></text:span><text:span text:style-name="T19">as it was in the beginning, is now,</text:span></text:p>
            <text:p text:style-name="P31"><text:span text:style-name="T19">and ever shall be, <text:s text:c="23"/></text:span></text:p>
            <text:p text:style-name="P31"><text:span text:style-name="T19">world without end. <text:s text:c="23"/></text:span></text:p>
            <text:p text:style-name="P32"><text:span text:style-name="T19"><text:s text:c="17"/></text:span><text:span text:style-name="T19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8" draw:text-style-name="P36" draw:layer="layout" svg:width="25.715cm" svg:height="6.858cm" svg:x="1.016cm" svg:y="0.508cm">
          <draw:text-box>
            <text:p text:style-name="P34"><text:span text:style-name="T22"><text:s text:c="3"/></text:span><text:span text:style-name="T34"><text:s/></text:span><text:span text:style-name="T26">KYRIE</text:span></text:p>
            <text:p text:style-name="P32"><text:span text:style-name="T24">C:</text:span><text:span text:style-name="T32"> </text:span><text:span text:style-name="T37">♫</text:span><text:span text:style-name="T38"> </text:span><text:span text:style-name="T19">Lord, have mercy upon us.</text:span></text:p>
            <text:p text:style-name="P35"><text:span text:style-name="T19"><text:s text:c="4"/></text:span><text:span text:style-name="T19">Christ, have mercy upon us.</text:span></text:p>
            <text:p text:style-name="P35"><text:span text:style-name="T19"><text:s text:c="4"/></text:span><text:span text:style-name="T19">Lord, have mercy upon u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9" draw:text-style-name="P36" draw:layer="layout" svg:width="25.715cm" svg:height="4.947cm" svg:x="1.016cm" svg:y="0.508cm">
          <draw:text-box>
            <text:p text:style-name="P34"><text:span text:style-name="T22"><text:s text:c="3"/></text:span><text:span text:style-name="T34"><text:s/></text:span><text:span text:style-name="T26">SALUTATION</text:span></text:p>
            <text:p text:style-name="P32"><text:span text:style-name="T22">P: <text:s/>The Lord be with you.</text:span></text:p>
            <text:p text:style-name="P32"><text:span text:style-name="T24">C: </text:span><text:span text:style-name="T39">♫</text:span><text:span text:style-name="T40"> </text:span><text:span text:style-name="T19">And with thy spirit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0" draw:text-style-name="P36" draw:layer="layout" svg:width="25.715cm" svg:height="6.637cm" svg:x="1.016cm" svg:y="0.508cm">
          <draw:text-box>
            <text:p text:style-name="P34"><text:span text:style-name="T22"><text:s text:c="3"/></text:span><text:span text:style-name="T34"><text:s/></text:span><text:span text:style-name="T26">COLLECT OF THE DAY</text:span></text:p>
            <text:p text:style-name="P32"><text:span text:style-name="T22">P: Let us pray.</text:span></text:p>
            <text:p text:style-name="P32"><text:span text:style-name="T24"/></text:p>
            <text:p text:style-name="P32"><text:span text:style-name="T24">C: </text:span><text:span text:style-name="T41">♫</text:span><text:span text:style-name="T42"> </text:span><text:span text:style-name="T19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1" draw:text-style-name="P36" draw:layer="layout" svg:width="25.715cm" svg:height="2.618cm" svg:x="1.016cm" svg:y="0.508cm">
          <draw:text-box>
            <text:p text:style-name="P34"><text:span text:style-name="T22"><text:s text:c="3"/></text:span><text:span text:style-name="T34"><text:s/></text:span><text:span text:style-name="T43">OLD <text:s/>TESTAMENT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2" draw:text-style-name="P36" draw:layer="layout" svg:width="25.715cm" svg:height="3.444cm" svg:x="1.016cm" svg:y="0.508cm">
          <draw:text-box>
            <text:p text:style-name="P26"><text:span text:style-name="T22">P: This is the Word of the Lord.</text:span></text:p>
            <text:p text:style-name="P24"><text:span text:style-name="T24">C: </text:span><text:span text:style-name="T19">Thanks be to Go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3" draw:text-style-name="P38" draw:layer="layout" svg:width="25.715cm" svg:height="2.618cm" svg:x="1.016cm" svg:y="0.508cm">
          <draw:text-box>
            <text:p text:style-name="P37"><text:span text:style-name="T43">EPISTL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34" draw:text-style-name="P42" draw:layer="layout" svg:width="25.715cm" svg:height="3.444cm" svg:x="1.016cm" svg:y="0.508cm">
          <draw:text-box>
            <text:p text:style-name="P40"><text:span text:style-name="T22">P: This is the Word of the Lord.</text:span></text:p>
            <text:p text:style-name="P41"><text:span text:style-name="T24">C: </text:span><text:span text:style-name="T19">Thanks be to Go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35" draw:text-style-name="P42" draw:layer="layout" svg:width="25.715cm" svg:height="6.256cm" svg:x="1.016cm" svg:y="0.508cm">
          <draw:text-box>
            <text:p text:style-name="P43"><text:span text:style-name="T44"><text:s/></text:span><text:span text:style-name="T26">HOLY GOSPEL</text:span></text:p>
            <text:p text:style-name="P44"><text:span text:style-name="T22">P: The Holy Gospel according to St. ______ </text:span></text:p>
            <text:p text:style-name="P44"><text:span text:style-name="T22"><text:s text:c="4"/></text:span><text:span text:style-name="T22">the ______ <text:s/>chapter.</text:span></text:p>
            <text:p text:style-name="P40"><text:span text:style-name="T24">C: </text:span><text:span text:style-name="T45">♫</text:span><text:span text:style-name="T38"> </text:span><text:span text:style-name="T19">Glory be to Thee, O Lor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36" draw:text-style-name="P46" draw:layer="layout" svg:width="25.715cm" svg:height="3.066cm" svg:x="1.016cm" svg:y="0.508cm">
          <draw:text-box>
            <text:p text:style-name="P45"><text:span text:style-name="T46"><text:s/></text:span><text:span text:style-name="T47">GOSPEL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37" draw:text-style-name="P46" draw:layer="layout" svg:width="25.715cm" svg:height="3.444cm" svg:x="1.016cm" svg:y="0.508cm">
          <draw:text-box>
            <text:p text:style-name="P47"><text:span text:style-name="T22">P: This is the Gospel of the Lord.</text:span></text:p>
            <text:p text:style-name="P48"><text:span text:style-name="T24">C: </text:span><text:span text:style-name="T35">♫</text:span><text:span text:style-name="T36"> </text:span><text:span text:style-name="T19">Praise be to Thee, O Christ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38" draw:text-style-name="P46" draw:layer="layout" svg:width="25.715cm" svg:height="7.078cm" svg:x="1.016cm" svg:y="0.508cm">
          <draw:text-box>
            <text:p text:style-name="P49"><text:span text:style-name="T48">CONFESSION OF FAITH</text:span><text:span text:style-name="T49">:</text:span><text:span text:style-name="T50"> </text:span><text:span text:style-name="T51">Nicene Creed</text:span></text:p>
            <text:p text:style-name="P49"><text:span text:style-name="T52">I believe in one God, the Father Almighty,</text:span></text:p>
            <text:p text:style-name="P49"><text:span text:style-name="T52">maker of heaven and earth</text:span></text:p>
            <text:p text:style-name="P47"><text:span text:style-name="T52">and of all things visible and invisibl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39" draw:text-style-name="P46" draw:layer="layout" svg:width="25.715cm" svg:height="5.321cm" svg:x="1.016cm" svg:y="0.508cm">
          <draw:text-box>
            <text:p text:style-name="P49"><text:span text:style-name="T52">And in one Lord Jesus Christ,</text:span></text:p>
            <text:p text:style-name="P49"><text:span text:style-name="T52">the only-begotten Son of God,</text:span></text:p>
            <text:p text:style-name="P49"><text:span text:style-name="T52">begotten of His Father before all worlds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40" draw:text-style-name="P46" draw:layer="layout" svg:width="25.715cm" svg:height="5.321cm" svg:x="1.016cm" svg:y="0.508cm">
          <draw:text-box>
            <text:p text:style-name="P49"><text:span text:style-name="T52">God of God, Light of Light,</text:span></text:p>
            <text:p text:style-name="P49"><text:span text:style-name="T52">very God of very God,</text:span></text:p>
            <text:p text:style-name="P49"><text:span text:style-name="T52">begotten, not made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41" draw:text-style-name="P46" draw:layer="layout" svg:width="25.715cm" svg:height="7.011cm" svg:x="1.016cm" svg:y="0.508cm">
          <draw:text-box>
            <text:p text:style-name="P49"><text:span text:style-name="T52">being of one substance with the Father,</text:span></text:p>
            <text:p text:style-name="P49"><text:span text:style-name="T52">by whom all things were made;</text:span></text:p>
            <text:p text:style-name="P49"><text:span text:style-name="T52">who for us men and for our salvation</text:span></text:p>
            <text:p text:style-name="P49"><text:span text:style-name="T52">came down from heave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42" draw:text-style-name="P46" draw:layer="layout" svg:width="25.715cm" svg:height="7.011cm" svg:x="1.016cm" svg:y="0.508cm">
          <draw:text-box>
            <text:p text:style-name="P49"><text:span text:style-name="T52">and was incarnate by the Holy Spirit</text:span></text:p>
            <text:p text:style-name="P49"><text:span text:style-name="T52">of the virgin Mary and was made man;</text:span></text:p>
            <text:p text:style-name="P49"><text:span text:style-name="T52">and was crucified also for us</text:span></text:p>
            <text:p text:style-name="P49"><text:span text:style-name="T52">under Pontius Pilat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43" draw:text-style-name="P46" draw:layer="layout" svg:width="25.715cm" svg:height="5.321cm" svg:x="1.016cm" svg:y="0.508cm">
          <draw:text-box>
            <text:p text:style-name="P49"><text:span text:style-name="T52">He suffered and and was buried.</text:span></text:p>
            <text:p text:style-name="P49"><text:span text:style-name="T52">And the third day He rose again </text:span></text:p>
            <text:p text:style-name="P49"><text:span text:style-name="T52">according to the Scriptur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44" draw:text-style-name="P46" draw:layer="layout" svg:width="25.715cm" svg:height="3.631cm" svg:x="1.016cm" svg:y="0.508cm">
          <draw:text-box>
            <text:p text:style-name="P49"><text:span text:style-name="T52">and ascended into heaven</text:span></text:p>
            <text:p text:style-name="P49"><text:span text:style-name="T52">and sits at the right hand of the Father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45" draw:text-style-name="P46" draw:layer="layout" svg:width="25.715cm" svg:height="5.321cm" svg:x="1.016cm" svg:y="0.508cm">
          <draw:text-box>
            <text:p text:style-name="P49"><text:span text:style-name="T52">and He will come again with glory</text:span></text:p>
            <text:p text:style-name="P49"><text:span text:style-name="T52">to judge both the living and the dead,</text:span></text:p>
            <text:p text:style-name="P49"><text:span text:style-name="T52">whose kingdom will have no en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46" draw:text-style-name="P46" draw:layer="layout" svg:width="25.715cm" svg:height="7.011cm" svg:x="1.016cm" svg:y="0.508cm">
          <draw:text-box>
            <text:p text:style-name="P49"><text:span text:style-name="T52">And I believe in the Holy Spirit,</text:span></text:p>
            <text:p text:style-name="P49"><text:span text:style-name="T52">the Lord and giver of life,</text:span></text:p>
            <text:p text:style-name="P49"><text:span text:style-name="T52">who proceeds from the Father</text:span></text:p>
            <text:p text:style-name="P49"><text:span text:style-name="T52">and the Son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47" draw:text-style-name="P46" draw:layer="layout" svg:width="25.715cm" svg:height="5.321cm" svg:x="1.016cm" svg:y="0.508cm">
          <draw:text-box>
            <text:p text:style-name="P49"><text:span text:style-name="T52">Who with the Father and the Son</text:span></text:p>
            <text:p text:style-name="P49"><text:span text:style-name="T52">together is worshiped and glorified,</text:span></text:p>
            <text:p text:style-name="P49"><text:span text:style-name="T52">who spoke by the prophets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48" draw:text-style-name="P46" draw:layer="layout" svg:width="25.715cm" svg:height="7.011cm" svg:x="1.016cm" svg:y="0.508cm">
          <draw:text-box>
            <text:p text:style-name="P49"><text:span text:style-name="T52">And I believe in one holy Christian</text:span></text:p>
            <text:p text:style-name="P49"><text:span text:style-name="T52">and Apostolic Church,</text:span></text:p>
            <text:p text:style-name="P49"><text:span text:style-name="T52">I acknowledge one Baptism</text:span></text:p>
            <text:p text:style-name="P49"><text:span text:style-name="T52">for the remission of sins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49" draw:text-style-name="P46" draw:layer="layout" svg:width="25.715cm" svg:height="5.321cm" svg:x="1.016cm" svg:y="0.508cm">
          <draw:text-box>
            <text:p text:style-name="P49"><text:span text:style-name="T52">and I look for the resurrection of the dead</text:span></text:p>
            <text:p text:style-name="P49"><text:span text:style-name="T52">and the life of the world to come. <text:s/></text:span></text:p>
            <text:p text:style-name="P49"><text:span text:style-name="T52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50" draw:text-style-name="P51" draw:layer="layout" svg:width="25.715cm" svg:height="3.066cm" svg:x="1.016cm" svg:y="0.508cm">
          <draw:text-box>
            <text:p text:style-name="P50"><text:span text:style-name="T53">HYM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51" draw:text-style-name="P51" draw:layer="layout" svg:width="25.715cm" svg:height="3.066cm" svg:x="1.016cm" svg:y="0.508cm">
          <draw:text-box>
            <text:p text:style-name="P50"><text:span text:style-name="T54">SERMO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52" draw:text-style-name="P51" draw:layer="layout" svg:width="25.715cm" svg:height="6.45cm" svg:x="1.016cm" svg:y="0.508cm">
          <draw:text-box>
            <text:p text:style-name="P52"><text:span text:style-name="T55">P: The peace of God, </text:span><text:span text:style-name="T56">which passes all under-</text:span></text:p>
            <text:p text:style-name="P52"><text:span text:style-name="T56"><text:s text:c="4"/></text:span><text:span text:style-name="T56">standing,</text:span><text:span text:style-name="T55"> keep your hearts and your minds </text:span></text:p>
            <text:p text:style-name="P52"><text:span text:style-name="T55"><text:s text:c="4"/></text:span><text:span text:style-name="T55">in Christ Jesus.</text:span></text:p>
            <text:p text:style-name="P52"><text:span text:style-name="T57">C: </text:span><text:span text:style-name="T52">Ame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53" draw:text-style-name="P54" draw:layer="layout" svg:width="25.908cm" svg:height="5.08cm" svg:x="1.016cm" svg:y="0.508cm">
          <draw:text-box>
            <text:p text:style-name="P50"><text:span text:style-name="T58">OFFERTORY</text:span></text:p>
            <text:p text:style-name="P53"><text:span text:style-name="T59">C:</text:span><text:span text:style-name="T60"> </text:span><text:span text:style-name="T61">♫</text:span><text:span text:style-name="T62"> </text:span><text:span text:style-name="T63">Create in me a clean heart, O God, and </text:span></text:p>
            <text:p text:style-name="P53"><text:span text:style-name="T63"><text:s text:c="4"/></text:span><text:span text:style-name="T63">renew a right spirit within m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54" draw:text-style-name="P55" draw:layer="layout" svg:width="25.908cm" svg:height="8.701cm" svg:x="1.016cm" svg:y="0.508cm">
          <draw:text-box>
            <text:p text:style-name="P52"><text:span text:style-name="T63"><text:s text:c="3"/></text:span><text:span text:style-name="T63">Cast me not away from Thy presence, </text:span></text:p>
            <text:p text:style-name="P52"><text:span text:style-name="T63"><text:s text:c="3"/></text:span><text:span text:style-name="T63">and take not Thy Holy Spirit from me.</text:span></text:p>
            <text:p text:style-name="P52"><text:span text:style-name="T63"><text:s text:c="3"/></text:span><text:span text:style-name="T63">Restore unto me the joy of Thy salvation, </text:span></text:p>
            <text:p text:style-name="P52"><text:span text:style-name="T63"><text:s text:c="3"/></text:span><text:span text:style-name="T63">and uphold me with Thy free spirit. </text:span></text:p>
            <text:p text:style-name="P52"><text:span text:style-name="T63"><text:s text:c="19"/></text:span><text:span text:style-name="T63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55" draw:text-style-name="P54" draw:layer="layout" svg:width="25.908cm" svg:height="2.286cm" svg:x="1.016cm" svg:y="0.508cm">
          <draw:text-box>
            <text:p text:style-name="P50"><text:span text:style-name="T58">OFFERING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56" draw:text-style-name="P54" draw:layer="layout" svg:width="25.908cm" svg:height="2.286cm" svg:x="1.016cm" svg:y="0.508cm">
          <draw:text-box>
            <text:p text:style-name="P50"><text:span text:style-name="T58">PRAYER OF THE CHURCH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57" draw:text-style-name="P54" draw:layer="layout" svg:width="25.908cm" svg:height="4.753cm" svg:x="1.016cm" svg:y="0.508cm">
          <draw:text-box>
            <text:p text:style-name="P50"><text:span text:style-name="T58">PREFACE</text:span></text:p>
            <text:p text:style-name="P52"><text:span text:style-name="T64">P: The Lord be with you.</text:span></text:p>
            <text:p text:style-name="P52"><text:span text:style-name="T65">C: </text:span><text:span text:style-name="T66">♫</text:span><text:span text:style-name="T67"> </text:span><text:span text:style-name="T68">And with thy spirit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58" draw:text-style-name="P54" draw:layer="layout" svg:width="25.908cm" svg:height="6.637cm" svg:x="1.016cm" svg:y="0.508cm">
          <draw:text-box>
            <text:p text:style-name="P52"><text:span text:style-name="T64">P: Lift up your hearts.</text:span></text:p>
            <text:p text:style-name="P52"><text:span text:style-name="T65">C: </text:span><text:span text:style-name="T69">♫ </text:span><text:span text:style-name="T68">We lift them up unto the Lord.</text:span></text:p>
            <text:p text:style-name="P52"><text:span text:style-name="T64">P: Let us give thanks unto the Lord, our God.</text:span></text:p>
            <text:p text:style-name="P52"><text:span text:style-name="T70">C: </text:span><text:span text:style-name="T69">♫ </text:span><text:span text:style-name="T71">It is meet and right so to do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59" draw:text-style-name="P54" draw:layer="layout" svg:width="25.908cm" svg:height="6.069cm" svg:x="1.016cm" svg:y="0.508cm">
          <draw:text-box>
            <text:p text:style-name="P50"><text:span text:style-name="T58">PROPER PREFACE</text:span></text:p>
            <text:p text:style-name="P52"><text:span text:style-name="T64">P: It is truly meet, right, and salutary … </text:span></text:p>
            <text:p text:style-name="P52"><text:span text:style-name="T64"><text:s/></text:span></text:p>
            <text:p text:style-name="P52"><text:span text:style-name="T64"><text:s text:c="15"/></text:span><text:span text:style-name="T64">evermore praising You and saying: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5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60" draw:text-style-name="P54" draw:layer="layout" svg:width="25.908cm" svg:height="8.32cm" svg:x="1.016cm" svg:y="0.508cm">
          <draw:text-box>
            <text:p text:style-name="P50"><text:span text:style-name="T58">SANCTUS</text:span></text:p>
            <text:p text:style-name="P52"><text:span text:style-name="T72">C: </text:span><text:span text:style-name="T73">♫</text:span><text:span text:style-name="T74"> </text:span><text:span text:style-name="T75">Holy, holy, holy Lord God of Sabaoth; </text:span></text:p>
            <text:p text:style-name="P52"><text:span text:style-name="T75"><text:s text:c="4"/></text:span><text:span text:style-name="T75">heav'n and earth are full of Thy glory. </text:span></text:p>
            <text:p text:style-name="P52"><text:span text:style-name="T75"><text:s text:c="4"/></text:span><text:span text:style-name="T75">Hosanna, hosanna, hosanna in the </text:span></text:p>
            <text:p text:style-name="P52"><text:span text:style-name="T75"><text:s text:c="8"/></text:span><text:span text:style-name="T75">highest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61" draw:text-style-name="P54" draw:layer="layout" svg:width="25.908cm" svg:height="7.856cm" svg:x="1.016cm" svg:y="0.508cm">
          <draw:text-box>
            <text:p text:style-name="P56"><text:span text:style-name="T76">♫</text:span><text:span text:style-name="T77"> </text:span><text:span text:style-name="T75">Blessed is He, blessed is He, blessed is He</text:span></text:p>
            <text:p text:style-name="P52"><text:span text:style-name="T75"><text:s text:c="5"/></text:span><text:span text:style-name="T75">who comes in the name of the Lord. </text:span></text:p>
            <text:p text:style-name="P50"><text:span text:style-name="T75">Hosanna, hosanna, hosanna in the highest. <text:s text:c="27"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62" draw:text-style-name="P54" draw:layer="layout" svg:width="25.908cm" svg:height="5.134cm" svg:x="1.016cm" svg:y="0.508cm">
          <draw:text-box>
            <text:p text:style-name="P50"><text:span text:style-name="T78">LORD'S PRAYER</text:span></text:p>
            <text:p text:style-name="P50"><text:span text:style-name="T75">Our Father who art in heaven,</text:span></text:p>
            <text:p text:style-name="P50"><text:span text:style-name="T75">hallowed be Thy name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63" draw:text-style-name="P54" draw:layer="layout" svg:width="25.908cm" svg:height="5.321cm" svg:x="1.016cm" svg:y="0.508cm">
          <draw:text-box>
            <text:p text:style-name="P50"><text:span text:style-name="T75">Thy kingdom come,</text:span></text:p>
            <text:p text:style-name="P50"><text:span text:style-name="T75">Thy will be done</text:span></text:p>
            <text:p text:style-name="P50"><text:span text:style-name="T75">on earth as it is in heaven;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64" draw:text-style-name="P54" draw:layer="layout" svg:width="25.908cm" svg:height="7.011cm" svg:x="1.016cm" svg:y="0.508cm">
          <draw:text-box>
            <text:p text:style-name="P50"><text:span text:style-name="T75">give us this day our daily bread;</text:span></text:p>
            <text:p text:style-name="P50"><text:span text:style-name="T75">and forgive us our trespasses</text:span></text:p>
            <text:p text:style-name="P50"><text:span text:style-name="T75">as we forgive those</text:span></text:p>
            <text:p text:style-name="P50"><text:span text:style-name="T75">who trespass against us;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65" draw:text-style-name="P54" draw:layer="layout" svg:width="25.908cm" svg:height="3.631cm" svg:x="1.016cm" svg:y="0.508cm">
          <draw:text-box>
            <text:p text:style-name="P50"><text:span text:style-name="T75">and lead us not into temptation,</text:span></text:p>
            <text:p text:style-name="P50"><text:span text:style-name="T75">but deliver us from evil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66" draw:text-style-name="P54" draw:layer="layout" svg:width="25.908cm" svg:height="5.321cm" svg:x="1.016cm" svg:y="0.508cm">
          <draw:text-box>
            <text:p text:style-name="P50"><text:span text:style-name="T75">For thine is the kingdom</text:span></text:p>
            <text:p text:style-name="P50"><text:span text:style-name="T75">and the power and the glory</text:span></text:p>
            <text:p text:style-name="P50"><text:span text:style-name="T75">forever and ever. Ame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67" draw:text-style-name="P54" draw:layer="layout" svg:width="25.908cm" svg:height="7.572cm" svg:x="1.016cm" svg:y="0.508cm">
          <draw:text-box>
            <text:p text:style-name="P50"><text:span text:style-name="T79">WORDS OF OUR LORD</text:span></text:p>
            <text:p text:style-name="P52"><text:span text:style-name="T80">P: Our Lord Jesus Christ, on the night when He </text:span></text:p>
            <text:p text:style-name="P52"><text:span text:style-name="T80"><text:s text:c="4"/></text:span><text:span text:style-name="T80">was betrayed, took bread, and when He had </text:span></text:p>
            <text:p text:style-name="P52"><text:span text:style-name="T80"><text:s text:c="4"/></text:span><text:span text:style-name="T80">given thanks, He broke it and gave it to the </text:span></text:p>
            <text:p text:style-name="P52"><text:span text:style-name="T80"><text:s text:c="4"/></text:span><text:span text:style-name="T80">disciples and said: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68" draw:text-style-name="P54" draw:layer="layout" svg:width="25.908cm" svg:height="4.76cm" svg:x="1.016cm" svg:y="0.508cm">
          <draw:text-box>
            <text:p text:style-name="P50"><text:span text:style-name="T81">“</text:span><text:span text:style-name="T81">Take, eat; this is My </text:span><text:span text:style-name="T82">+</text:span><text:span text:style-name="T81"> body, </text:span></text:p>
            <text:p text:style-name="P50"><text:span text:style-name="T81">which is given for you. </text:span></text:p>
            <text:p text:style-name="P50"><text:span text:style-name="T81">This do in remembrance of Me.”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69" draw:text-style-name="P58" draw:layer="layout" svg:width="25.908cm" svg:height="4.76cm" svg:x="1.016cm" svg:y="0.508cm">
          <draw:text-box>
            <text:p text:style-name="P57"><text:span text:style-name="T80">P: In the same way also He took the cup after </text:span></text:p>
            <text:p text:style-name="P57"><text:span text:style-name="T80"><text:s text:c="4"/></text:span><text:span text:style-name="T80">supper, and when He had given thanks, He </text:span></text:p>
            <text:p text:style-name="P57"><text:span text:style-name="T80"><text:s text:c="4"/></text:span><text:span text:style-name="T80">gave it to them saying: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6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70" draw:text-style-name="P60" draw:layer="layout" svg:width="25.908cm" svg:height="7.766cm" svg:x="1.016cm" svg:y="0.508cm">
          <draw:text-box>
            <text:p text:style-name="P59"><text:span text:style-name="T81">“</text:span><text:span text:style-name="T81">Drink of it, all of you; </text:span></text:p>
            <text:p text:style-name="P59"><text:span text:style-name="T81">this cup is the new testament in My </text:span><text:span text:style-name="T83">+</text:span><text:span text:style-name="T81"> blood, </text:span></text:p>
            <text:p text:style-name="P59"><text:span text:style-name="T81">which is shed for you for the forgiveness of sins. </text:span></text:p>
            <text:p text:style-name="P59"><text:span text:style-name="T81">This do, as often as you drink it,</text:span></text:p>
            <text:p text:style-name="P59"><text:span text:style-name="T81">in remembrance of Me.”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71" draw:text-style-name="P58" draw:layer="layout" svg:width="25.908cm" svg:height="4.753cm" svg:x="1.016cm" svg:y="0.508cm">
          <draw:text-box>
            <text:p text:style-name="P59"><text:span text:style-name="T79">PAX DOMINI</text:span></text:p>
            <text:p text:style-name="P57"><text:span text:style-name="T81">P: The peace of the Lord be with you always.</text:span></text:p>
            <text:p text:style-name="P57"><text:span text:style-name="T72">C: </text:span><text:span text:style-name="T84">♫</text:span><text:span text:style-name="T85"> </text:span><text:span text:style-name="T75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72" draw:text-style-name="P58" draw:layer="layout" svg:width="25.908cm" svg:height="6.63cm" svg:x="1.016cm" svg:y="0.508cm">
          <draw:text-box>
            <text:p text:style-name="P59"><text:span text:style-name="T79">AGNUS DEI</text:span></text:p>
            <text:p text:style-name="P57"><text:span text:style-name="T72">C:</text:span><text:span text:style-name="T86"> </text:span><text:span text:style-name="T87">♫</text:span><text:span text:style-name="T74"> </text:span><text:span text:style-name="T75">O Christ, Thou Lamb of God, </text:span></text:p>
            <text:p text:style-name="P57"><text:span text:style-name="T75"><text:s text:c="4"/></text:span><text:span text:style-name="T75">that takest away the sin of the world,</text:span></text:p>
            <text:p text:style-name="P57"><text:span text:style-name="T75"><text:s text:c="4"/></text:span><text:span text:style-name="T75">have mercy upon us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73" draw:text-style-name="P58" draw:layer="layout" svg:width="25.908cm" svg:height="5.321cm" svg:x="1.016cm" svg:y="0.508cm">
          <draw:text-box>
            <text:p text:style-name="P57"><text:span text:style-name="T88"><text:s text:c="4"/></text:span><text:span text:style-name="T87">♫</text:span><text:span text:style-name="T74"> </text:span><text:span text:style-name="T75">O Christ, Thou Lamb of God, </text:span></text:p>
            <text:p text:style-name="P57"><text:span text:style-name="T75"><text:s text:c="4"/></text:span><text:span text:style-name="T75">that takest away the sin of the world,</text:span></text:p>
            <text:p text:style-name="P57"><text:span text:style-name="T75"><text:s text:c="4"/></text:span><text:span text:style-name="T75">have mercy upon us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74" draw:text-style-name="P58" draw:layer="layout" svg:width="25.908cm" svg:height="5.321cm" svg:x="1.016cm" svg:y="0.508cm">
          <draw:text-box>
            <text:p text:style-name="P57"><text:span text:style-name="T89"><text:s text:c="4"/></text:span><text:span text:style-name="T90"><text:s/></text:span><text:span text:style-name="T91">♫</text:span><text:span text:style-name="T92"> </text:span><text:span text:style-name="T90">O Christ, Thou Lamb of God, </text:span></text:p>
            <text:p text:style-name="P57"><text:span text:style-name="T90"><text:s text:c="4"/></text:span><text:span text:style-name="T90">that takest away the sin of the world,</text:span></text:p>
            <text:p text:style-name="P57"><text:span text:style-name="T90"><text:s text:c="4"/></text:span><text:span text:style-name="T90">grant us Thy peace. 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75" draw:text-style-name="P58" draw:layer="layout" svg:width="25.908cm" svg:height="2.286cm" svg:x="1.016cm" svg:y="0.508cm">
          <draw:text-box>
            <text:p text:style-name="P59"><text:span text:style-name="T89"><text:s text:c="4"/></text:span><text:span text:style-name="T93"><text:s/></text:span><text:span text:style-name="T94">DISTRIBUTION &amp; HYMN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76" draw:text-style-name="P58" draw:layer="layout" svg:width="25.908cm" svg:height="4.94cm" svg:x="1.016cm" svg:y="0.508cm">
          <draw:text-box>
            <text:p text:style-name="P59"><text:span text:style-name="T89"><text:s text:c="4"/></text:span><text:span text:style-name="T93"><text:s/></text:span><text:span text:style-name="T94">NUNC DIMITTIS</text:span></text:p>
            <text:p text:style-name="P57"><text:span text:style-name="T95">C: </text:span><text:span text:style-name="T96">♫</text:span><text:span text:style-name="T97"> </text:span><text:span text:style-name="T90">Lord, now lettest Thou Thy servant</text:span></text:p>
            <text:p text:style-name="P59"><text:span text:style-name="T90"><text:s text:c="4"/></text:span><text:span text:style-name="T90">depart in peace according to Thy word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77" draw:text-style-name="P58" draw:layer="layout" svg:width="25.908cm" svg:height="5.321cm" svg:x="1.016cm" svg:y="0.508cm">
          <draw:text-box>
            <text:p text:style-name="P57"><text:span text:style-name="T89"><text:s text:c="4"/></text:span><text:span text:style-name="T93"><text:s text:c="5"/></text:span><text:span text:style-name="T98">♫</text:span><text:span text:style-name="T99"> </text:span><text:span text:style-name="T90">for mine eyes have seen Thy salvation,</text:span></text:p>
            <text:p text:style-name="P57"><text:span text:style-name="T90"><text:s text:c="4"/></text:span><text:span text:style-name="T90">which Thou hast prepared before the </text:span></text:p>
            <text:p text:style-name="P57"><text:span text:style-name="T100"><text:s text:c="4"/></text:span><text:span text:style-name="T100">face </text:span><text:span text:style-name="T90">of all people,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78" draw:text-style-name="P58" draw:layer="layout" svg:width="25.908cm" svg:height="3.631cm" svg:x="1.016cm" svg:y="0.508cm">
          <draw:text-box>
            <text:p text:style-name="P57"><text:span text:style-name="T89"><text:s text:c="4"/></text:span><text:span text:style-name="T93"><text:s text:c="5"/></text:span><text:span text:style-name="T99"><text:s/></text:span><text:span text:style-name="T66">♫</text:span><text:span text:style-name="T90">a light to lighten the Gentiles </text:span></text:p>
            <text:p text:style-name="P57"><text:span text:style-name="T90"><text:s text:c="4"/></text:span><text:span text:style-name="T90">and the glory of Thy people Israel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79" draw:text-style-name="P58" draw:layer="layout" svg:width="25.908cm" svg:height="8.701cm" svg:x="1.016cm" svg:y="0.508cm">
          <draw:text-box>
            <text:p text:style-name="P59"><text:span text:style-name="T101">♫</text:span><text:span text:style-name="T92"> </text:span><text:span text:style-name="T90">Glory be to the Father and to the Son</text:span></text:p>
            <text:p text:style-name="P59"><text:span text:style-name="T90">and to the Holy Ghost;</text:span></text:p>
            <text:p text:style-name="P59"><text:span text:style-name="T90">as it was in the beginning, is now,</text:span></text:p>
            <text:p text:style-name="P59"><text:span text:style-name="T90">and ever shall be, world without end.</text:span></text:p>
            <text:p text:style-name="P59"><text:span text:style-name="T90"><text:s text:c="12"/></text:span><text:span text:style-name="T90">Amen. <text:s text:c="45"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7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80" draw:text-style-name="P63" draw:layer="layout" svg:width="25.908cm" svg:height="8.703cm" svg:x="1.016cm" svg:y="0.508cm">
          <draw:text-box>
            <text:p text:style-name="P61"><text:span text:style-name="T102"><text:s/></text:span><text:span text:style-name="T103">A: Let us pray. </text:span></text:p>
            <text:p text:style-name="P61"><text:span text:style-name="T103"><text:s text:c="6"/></text:span><text:span text:style-name="T103">We give thanks …</text:span></text:p>
            <text:p text:style-name="P61"><text:span text:style-name="T103"/></text:p>
            <text:p text:style-name="P62"><text:span text:style-name="T95">C:</text:span><text:span text:style-name="T104"> </text:span><text:span text:style-name="T87">♫</text:span><text:span text:style-name="T105"> </text:span><text:span text:style-name="T90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81" draw:text-style-name="P63" draw:layer="layout" svg:width="25.908cm" svg:height="7.946cm" svg:x="1.016cm" svg:y="0.508cm">
          <draw:text-box>
            <text:p text:style-name="P64"><text:span text:style-name="T94">SALUTATION &amp; BENEDICAMUS</text:span></text:p>
            <text:p text:style-name="P62"><text:span text:style-name="T103">P: The Lord be with you.</text:span></text:p>
            <text:p text:style-name="P62"><text:span text:style-name="T95">C: </text:span><text:span text:style-name="T87">♫</text:span><text:span text:style-name="T92"> </text:span><text:span text:style-name="T90">And with Thy spirit.</text:span></text:p>
            <text:p text:style-name="P62"><text:span text:style-name="T103">P: <text:s/>Bless we the Lord.</text:span></text:p>
            <text:p text:style-name="P62"><text:span text:style-name="T95">C: </text:span><text:span text:style-name="T87">♫</text:span><text:span text:style-name="T97"> </text:span><text:span text:style-name="T90">Thanks be to God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82" draw:text-style-name="P63" draw:layer="layout" svg:width="25.908cm" svg:height="6.069cm" svg:x="1.016cm" svg:y="0.508cm">
          <draw:text-box>
            <text:p text:style-name="P64"><text:span text:style-name="T106">BENEDICTION</text:span></text:p>
            <text:p text:style-name="P65"><text:span text:style-name="T107">P: </text:span><text:span text:style-name="T108">The Lord bless you and keep you.</text:span></text:p>
            <text:p text:style-name="P66"><text:span text:style-name="T108"><text:s text:c="2"/></text:span><text:span text:style-name="T108">The Lord make His face shine on you</text:span></text:p>
            <text:p text:style-name="P66"><text:span text:style-name="T108"><text:s text:c="6"/></text:span><text:span text:style-name="T108">and be gracious unto you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83" draw:text-style-name="P63" draw:layer="layout" svg:width="25.908cm" svg:height="6.45cm" svg:x="1.016cm" svg:y="0.508cm">
          <draw:text-box>
            <text:p text:style-name="P62"><text:span text:style-name="T108"/></text:p>
            <text:p text:style-name="P62"><text:span text:style-name="T108"><text:s text:c="4"/></text:span><text:span text:style-name="T108">The Lord lift up His countenance upon you</text:span></text:p>
            <text:p text:style-name="P66"><text:span text:style-name="T108"><text:s text:c="6"/></text:span><text:span text:style-name="T108">and </text:span><text:span text:style-name="T109">+</text:span><text:span text:style-name="T108"> give you peace.</text:span></text:p>
            <text:p text:style-name="P65"><text:span text:style-name="T70">C: </text:span><text:span text:style-name="T87">♫</text:span><text:span text:style-name="T105"> </text:span><text:span text:style-name="T71">Ame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draw:frame draw:style-name="gr84" draw:text-style-name="P63" draw:layer="layout" svg:width="25.908cm" svg:height="12.001cm" svg:x="1.016cm" svg:y="0.508cm">
          <draw:text-box>
            <text:p text:style-name="P64"><text:span text:style-name="T110">ACKNOWLEDGMENTS</text:span></text:p>
            <text:p text:style-name="P64"><text:span text:style-name="T111"/></text:p>
            <text:p text:style-name="P64"><text:span text:style-name="T112">Creative Worship for the Lutheran Parish, Series C, Quarter 1.</text:span></text:p>
            <text:p text:style-name="P64"><text:span text:style-name="T112">Copyright © 2018 Concordia Publishing House.</text:span></text:p>
            <text:p text:style-name="P64"><text:span text:style-name="T113"/></text:p>
            <text:p text:style-name="P64"><text:span text:style-name="T112">All rights reserved. Used by permission.</text:span></text:p>
            <text:p text:style-name="P64"><text:span text:style-name="T112"/></text:p>
            <text:p text:style-name="P64"><text:span text:style-name="T112">Unless otherwise indicated,</text:span></text:p>
            <text:p text:style-name="P64"><text:span text:style-name="T112">all scripture quotations are from The Holy Bible, English Standard Version, copyright © 2001 by Crossway Bibles, a division of Good News Publishers.</text:span></text:p>
            <text:p text:style-name="P64"><text:span text:style-name="T113"/></text:p>
            <text:p text:style-name="P64"><text:span text:style-name="T112">Used by permission. All rights reserved.</text:span></text:p>
            <text:p text:style-name="P64"><text:span text:style-name="T112"/></text:p>
            <text:p text:style-name="P62"><text:span text:style-name="T112">Created by Lutheran Service Builder © 2006 Concordia Publishing House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39"><text:span text:style-name="T1"><text:s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8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adornments="Regular"/>
    <style:font-face style:name="Berlin Sans FB1" svg:font-family="'Berlin Sans FB'"/>
    <style:font-face style:name="Mangal" svg:font-family="Mangal"/>
    <style:font-face style:name="Segoe UI1" svg:font-family="'Segoe UI'"/>
    <style:font-face style:name="Segoe UI6" svg:font-family="'Segoe UI'" style:font-adornments="Regular"/>
    <style:font-face style:name="Segoe UI Semibold4" svg:font-family="'Segoe UI Semibold'"/>
    <style:font-face style:name="Times New Roman3" svg:font-family="'Times New Roman'"/>
    <style:font-face style:name="Harrington1" svg:font-family="Harrington" style:font-family-generic="roman"/>
    <style:font-face style:name="Segoe UI8" svg:font-family="'Segoe UI'" style:font-family-generic="roman"/>
    <style:font-face style:name="Arial2" svg:font-family="Arial" style:font-family-generic="swiss"/>
    <style:font-face style:name="Arial1" svg:font-family="Arial" style:font-adornments="Regular" style:font-family-generic="swiss"/>
    <style:font-face style:name="Calibri" svg:font-family="Calibri" style:font-family-generic="swiss"/>
    <style:font-face style:name="Segoe UI4" svg:font-family="'Segoe UI'" style:font-family-generic="swiss"/>
    <style:font-face style:name="Segoe UI2" svg:font-family="'Segoe UI'" style:font-adornments="Regular" style:font-family-generic="swiss"/>
    <style:font-face style:name="Segoe UI Semibold1" svg:font-family="'Segoe UI Semibold'" style:font-adornments="Regular" style:font-family-generic="swiss"/>
    <style:font-face style:name="Times New Roman" svg:font-family="'Times New Roman'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5" svg:font-family="Arial" style:font-adornments="Regular" style:font-family-generic="system"/>
    <style:font-face style:name="Microsoft YaHei2" svg:font-family="'Microsoft YaHei'" style:font-adornments="Regular" style:font-family-generic="system"/>
    <style:font-face style:name="Arial7" svg:font-family="Arial" style:font-pitch="variable"/>
    <style:font-face style:name="Berlin Sans FB" svg:font-family="'Berlin Sans FB'" style:font-pitch="variable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Harrington2" svg:font-family="Harrington" style:font-pitch="variable"/>
    <style:font-face style:name="Microsoft YaHei1" svg:font-family="'Microsoft YaHei'" style:font-pitch="variable"/>
    <style:font-face style:name="Segoe UI7" svg:font-family="'Segoe UI'" style:font-pitch="variable"/>
    <style:font-face style:name="Times New Roman2" svg:font-family="'Times New Roman'" style:font-pitch="variable"/>
    <style:font-face style:name="Verdana3" svg:font-family="Verdana" style:font-pitch="variable"/>
    <style:font-face style:name="Gabriola" svg:font-family="Gabriola" style:font-family-generic="decorative" style:font-pitch="variable"/>
    <style:font-face style:name="Segoe UI Semibold3" svg:font-family="'Segoe UI Semibold'" style:font-family-generic="decorative" style:font-pitch="variable"/>
    <style:font-face style:name="Arial3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Berlin Sans FB2" svg:font-family="'Berlin Sans FB'" style:font-family-generic="swiss" style:font-pitch="variable"/>
    <style:font-face style:name="Calibri2" svg:font-family="Calibri" style:font-family-generic="swiss" style:font-pitch="variable"/>
    <style:font-face style:name="Harrington3" svg:font-family="Harrington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3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2" svg:font-family="'Segoe UI Semibold'" style:font-adornments="Regular" style:font-family-generic="swiss" style:font-pitch="variable"/>
    <style:font-face style:name="Trebuchet MS1" svg:font-family="'Trebuchet MS'" style:font-family-generic="swiss" style:font-pitch="variable"/>
    <style:font-face style:name="Verdana2" svg:font-family="Verdana" style:font-family-generic="swiss" style:font-pitch="variable"/>
    <style:font-face style:name="Arial6" svg:font-family="Arial" style:font-family-generic="system" style:font-pitch="variable"/>
    <style:font-face style:name="Arial8" svg:font-family="Arial" style:font-adornments="Regular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3" svg:font-family="'Microsoft YaHei'" style:font-adornments="Regular" style:font-family-generic="system" style:font-pitch="variable"/>
    <style:font-face style:name="Segoe UI5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6" draw:display-name="Bitmap 106" xlink:href="Pictures/1000000000000422000002531BEA9B135D1E4EC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5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none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none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top="0.4cm" fo:margin-bottom="0cm"/>
      <style:text-properties fo:font-size="28pt" style:font-size-asian="28pt" style:font-size-complex="28pt"/>
    </style:style>
    <style:style style:name="Default2-outline3" style:family="presentation" style:parent-style-name="Default2-outline2">
      <style:paragraph-properties fo:margin-top="0.3cm" fo:margin-bottom="0cm"/>
      <style:text-properties fo:font-size="24pt" style:font-size-asian="24pt" style:font-size-complex="24pt"/>
    </style:style>
    <style:style style:name="Default2-outline4" style:family="presentation" style:parent-style-name="Default2-outline3">
      <style:paragraph-properties fo:margin-top="0.2cm" fo:margin-bottom="0cm"/>
      <style:text-properties fo:font-size="20pt" style:font-size-asian="20pt" style:font-size-complex="20pt"/>
    </style:style>
    <style:style style:name="Default2-outline5" style:family="presentation" style:parent-style-name="Default2-outline4">
      <style:paragraph-properties fo:margin-top="0.1cm" fo:margin-bottom="0cm"/>
      <style:text-properties fo:font-size="20pt" style:font-size-asian="20pt" style:font-size-complex="20pt"/>
    </style:style>
    <style:style style:name="Default2-outline6" style:family="presentation" style:parent-style-name="Default2-outline5">
      <style:paragraph-properties fo:margin-top="0.1cm" fo:margin-bottom="0cm"/>
      <style:text-properties fo:font-size="20pt" style:font-size-asian="20pt" style:font-size-complex="20pt"/>
    </style:style>
    <style:style style:name="Default2-outline7" style:family="presentation" style:parent-style-name="Default2-outline6">
      <style:paragraph-properties fo:margin-top="0.1cm" fo:margin-bottom="0cm"/>
      <style:text-properties fo:font-size="20pt" style:font-size-asian="20pt" style:font-size-complex="20pt"/>
    </style:style>
    <style:style style:name="Default2-outline8" style:family="presentation" style:parent-style-name="Default2-outline7">
      <style:paragraph-properties fo:margin-top="0.1cm" fo:margin-bottom="0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top="0.1cm" fo:margin-bottom="0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_5f_-background" style:display-name="Default2_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_5f_-backgroundobjects" style:display-name="Default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_5f_-notes" style:display-name="Default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_5f_-outline1" style:display-name="Default2_-outline1" style:family="presentation">
      <style:graphic-properties draw:stroke="none" draw:fill="none" draw:auto-grow-height="false" draw:fit-to-size="shrink-to-fit" style:shrink-to-fit="true">
        <text:list-style style:name="Default2_5f_-outline1" style:display-name="Default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_5f_-outline2" style:display-name="Default2_-outline2" style:family="presentation" style:parent-style-name="Default2_5f_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_5f_-outline3" style:display-name="Default2_-outline3" style:family="presentation" style:parent-style-name="Default2_5f_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_5f_-outline4" style:display-name="Default2_-outline4" style:family="presentation" style:parent-style-name="Default2_5f_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_5f_-outline5" style:display-name="Default2_-outline5" style:family="presentation" style:parent-style-name="Default2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_5f_-outline6" style:display-name="Default2_-outline6" style:family="presentation" style:parent-style-name="Default2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_5f_-outline7" style:display-name="Default2_-outline7" style:family="presentation" style:parent-style-name="Default2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_5f_-outline8" style:display-name="Default2_-outline8" style:family="presentation" style:parent-style-name="Default2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_5f_-outline9" style:display-name="Default2_-outline9" style:family="presentation" style:parent-style-name="Default2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_5f_-subtitle" style:display-name="Default2_-subtitle" style:family="presentation">
      <style:graphic-properties draw:stroke="none" draw:fill="none" draw:textarea-vertical-align="middle">
        <text:list-style style:name="Default2_5f_-subtitle" style:display-name="Default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_5f_-title" style:display-name="Default2_-title" style:family="presentation">
      <style:graphic-properties draw:stroke="none" draw:fill="none" draw:textarea-vertical-align="middle">
        <text:list-style style:name="Default2_5f_-title" style:display-name="Default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6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94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_5f_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_5f_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1">
      <office:forms form:automatic-focus="false" form:apply-design-mode="false"/>
      <draw:frame presentation:style-name="Default94-title" draw:layer="backgroundobjects" svg:width="25.199cm" svg:height="2.629cm" svg:x="1.4cm" svg:y="0.628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4-title" draw:layer="backgroundobjects" svg:width="18.624cm" svg:height="10.476cm" svg:x="1.482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29cm" svg:x="1.4cm" svg:y="0.628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2-title" draw:layer="backgroundobjects" svg:width="18.624cm" svg:height="10.476cm" svg:x="1.482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038C5CAA0E48EFE8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_5f_" style:display-name="Default2_" style:page-layout-name="PM1" draw:style-name="Mdp2">
      <draw:frame presentation:style-name="Default2_5f_-title" draw:layer="backgroundobjects" svg:width="25.199cm" svg:height="2.63cm" svg:x="1.4cm" svg:y="0.627cm" presentation:class="title" presentation:placeholder="true">
        <draw:text-box/>
      </draw:frame>
      <draw:frame presentation:style-name="Default2_5f_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_5f_-title" draw:layer="backgroundobjects" svg:width="13.968cm" svg:height="10.476cm" svg:x="3.81cm" svg:y="2.123cm" presentation:class="page"/>
        <draw:frame presentation:style-name="Default2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15:12:48.888000000</meta:creation-date>
    <dc:title>Purple</dc:title>
    <meta:editing-duration>PT13M9S</meta:editing-duration>
    <meta:editing-cycles>2</meta:editing-cycles>
    <meta:generator>LibreOffice/6.1.5.2$Windows_X86_64 LibreOffice_project/90f8dcf33c87b3705e78202e3df5142b201bd805</meta:generator>
    <dc:date>2019-03-21T17:29:14.196000000</dc:date>
    <meta:document-statistic meta:object-count="693"/>
  </office:meta>
</office:document-meta>
</file>